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1a0c21" fo:hyphenate="false"/>
    </style:style>
    <style:style style:name="P2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3e5e15" fo:hyphenate="false"/>
    </style:style>
    <style:style style:name="P3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42e1fc" fo:hyphenate="false"/>
    </style:style>
    <style:style style:name="P4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d7a3d1" fo:hyphenate="false"/>
    </style:style>
    <style:style style:name="P5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5f24e9" fo:hyphenate="false"/>
    </style:style>
    <style:style style:name="P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24e9" fo:hyphenate="false"/>
    </style:style>
    <style:style style:name="P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5578" fo:hyphenate="false"/>
    </style:style>
    <style:style style:name="P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60e980" fo:hyphenate="false"/>
    </style:style>
    <style:style style:name="P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8b7ec" fo:hyphenate="false"/>
    </style:style>
    <style:style style:name="P1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b1ebb" fo:hyphenate="false"/>
    </style:style>
    <style:style style:name="P1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16991" fo:hyphenate="false"/>
    </style:style>
    <style:style style:name="P1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6a0a9" fo:hyphenate="false"/>
    </style:style>
    <style:style style:name="P1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830f1" fo:hyphenate="false"/>
    </style:style>
    <style:style style:name="P1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843eb" fo:hyphenate="false"/>
    </style:style>
    <style:style style:name="P1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b2de7" fo:hyphenate="false"/>
    </style:style>
    <style:style style:name="P1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ab4fb2" fo:hyphenate="false"/>
    </style:style>
    <style:style style:name="P1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9855" fo:hyphenate="false"/>
    </style:style>
    <style:style style:name="P1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ddf0" fo:hyphenate="false"/>
    </style:style>
    <style:style style:name="P1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d0407" fo:hyphenate="false"/>
    </style:style>
    <style:style style:name="P2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ebaa4" fo:hyphenate="false"/>
    </style:style>
    <style:style style:name="P2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c1fba9" fo:hyphenate="false"/>
    </style:style>
    <style:style style:name="P2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3db145" fo:hyphenate="false"/>
    </style:style>
    <style:style style:name="P2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7a3d1" fo:hyphenate="false"/>
    </style:style>
    <style:style style:name="P2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a1ce3" fo:hyphenate="false"/>
    </style:style>
    <style:style style:name="P2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c9180" fo:hyphenate="false"/>
    </style:style>
    <style:style style:name="P2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01e50" fo:hyphenate="false"/>
    </style:style>
    <style:style style:name="P2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70b92" fo:hyphenate="false"/>
    </style:style>
    <style:style style:name="P2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bd301" fo:hyphenate="false"/>
    </style:style>
    <style:style style:name="P2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f0d3f3" fo:hyphenate="false"/>
    </style:style>
    <style:style style:name="P3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f42d49" fo:hyphenate="false"/>
    </style:style>
    <style:style style:name="P3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067890" fo:hyphenate="false"/>
    </style:style>
    <style:style style:name="P3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4db71" fo:hyphenate="false"/>
    </style:style>
    <style:style style:name="P3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b1464" fo:hyphenate="false"/>
    </style:style>
    <style:style style:name="P3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30f38e" fo:hyphenate="false"/>
    </style:style>
    <style:style style:name="P3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3c721c" fo:hyphenate="false"/>
    </style:style>
    <style:style style:name="P3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4ab341" fo:hyphenate="false"/>
    </style:style>
    <style:style style:name="P3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52a87d" fo:hyphenate="false"/>
    </style:style>
    <style:style style:name="P3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5f0778" fo:hyphenate="false"/>
    </style:style>
    <style:style style:name="P3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6b2379" fo:hyphenate="false"/>
    </style:style>
    <style:style style:name="P4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6e6d8a" fo:hyphenate="false"/>
    </style:style>
    <style:style style:name="P4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7a22fa" fo:hyphenate="false"/>
    </style:style>
    <style:style style:name="P4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84c63d" fo:hyphenate="false"/>
    </style:style>
    <style:style style:name="P43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3cefe2" fo:hyphenate="false"/>
    </style:style>
    <style:style style:name="P44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54e348" fo:hyphenate="false"/>
    </style:style>
    <style:style style:name="P45" style:family="paragraph" style:parent-style-name="Listenabsatz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>
        <style:tab-stops/>
      </style:paragraph-properties>
      <style:text-properties officeooo:paragraph-rsid="003cefe2" fo:hyphenate="false"/>
    </style:style>
    <style:style style:name="P46" style:family="paragraph" style:parent-style-name="Table_20_Contents">
      <style:text-properties officeooo:rsid="0111aae2" officeooo:paragraph-rsid="0111aae2" style:font-name-complex="Mangal" style:font-size-complex="10.5pt"/>
    </style:style>
    <style:style style:name="P47" style:family="paragraph" style:parent-style-name="Table_20_Contents">
      <style:text-properties fo:font-weight="bold" officeooo:rsid="0111aae2" officeooo:paragraph-rsid="0111aae2" style:font-weight-asian="bold" style:font-name-complex="Mangal" style:font-size-complex="10.5pt" style:font-weight-complex="bold"/>
    </style:style>
    <style:style style:name="P48" style:family="paragraph" style:parent-style-name="Listenabsatz" style:list-style-name="L1"/>
    <style:style style:name="P49" style:family="paragraph" style:parent-style-name="Listenabsatz" style:list-style-name="L1">
      <style:text-properties officeooo:paragraph-rsid="002d8772"/>
    </style:style>
    <style:style style:name="P50" style:family="paragraph" style:parent-style-name="Listenabsatz" style:list-style-name="L1">
      <style:text-properties officeooo:paragraph-rsid="003b90f9"/>
    </style:style>
    <style:style style:name="P51" style:family="paragraph" style:parent-style-name="Listenabsatz" style:list-style-name="L1">
      <style:text-properties officeooo:paragraph-rsid="002e99b5"/>
    </style:style>
    <style:style style:name="P52" style:family="paragraph" style:parent-style-name="Listenabsatz" style:list-style-name="L1">
      <style:text-properties officeooo:paragraph-rsid="0036fc92"/>
    </style:style>
    <style:style style:name="P53" style:family="paragraph" style:parent-style-name="Listenabsatz" style:list-style-name="L1">
      <style:text-properties fo:language="de" fo:country="DE" officeooo:rsid="004a54c6" officeooo:paragraph-rsid="004a54c6"/>
    </style:style>
    <style:style style:name="P54" style:family="paragraph" style:parent-style-name="Listenabsatz" style:list-style-name="L1">
      <style:text-properties fo:language="de" fo:country="DE" officeooo:rsid="00a25098" officeooo:paragraph-rsid="00a25098"/>
    </style:style>
    <style:style style:name="P55" style:family="paragraph" style:parent-style-name="Listenabsatz" style:list-style-name="L1">
      <style:text-properties fo:language="de" fo:country="DE" officeooo:rsid="00dd5a48" officeooo:paragraph-rsid="00dd5a48"/>
    </style:style>
    <style:style style:name="P56" style:family="paragraph" style:parent-style-name="Listenabsatz" style:list-style-name="L1">
      <style:text-properties fo:language="de" fo:country="DE"/>
    </style:style>
    <style:style style:name="P57" style:family="paragraph" style:parent-style-name="Listenabsatz" style:list-style-name="L1">
      <style:text-properties fo:language="de" fo:country="DE" officeooo:rsid="00da106f" officeooo:paragraph-rsid="00da106f"/>
    </style:style>
    <style:style style:name="P58" style:family="paragraph" style:parent-style-name="Listenabsatz" style:list-style-name="L1">
      <style:text-properties fo:language="de" fo:country="DE" officeooo:rsid="00336bd9" officeooo:paragraph-rsid="00336bd9"/>
    </style:style>
    <style:style style:name="P59" style:family="paragraph" style:parent-style-name="Listenabsatz" style:list-style-name="L1">
      <style:text-properties fo:language="de" fo:country="DE" officeooo:rsid="003b4a0c" officeooo:paragraph-rsid="003b4a0c"/>
    </style:style>
    <style:style style:name="P60" style:family="paragraph" style:parent-style-name="Listenabsatz" style:list-style-name="L1">
      <style:text-properties fo:language="de" fo:country="DE" officeooo:rsid="00ba3831" officeooo:paragraph-rsid="00ba3831"/>
    </style:style>
    <style:style style:name="P61" style:family="paragraph" style:parent-style-name="Listenabsatz" style:list-style-name="L1">
      <style:text-properties fo:language="de" fo:country="DE" officeooo:rsid="002f9912" officeooo:paragraph-rsid="002f9912"/>
    </style:style>
    <style:style style:name="P62" style:family="paragraph" style:parent-style-name="Listenabsatz" style:list-style-name="L1">
      <style:text-properties fo:language="de" fo:country="DE" officeooo:rsid="0030489a" officeooo:paragraph-rsid="0030489a"/>
    </style:style>
    <style:style style:name="P63" style:family="paragraph" style:parent-style-name="Listenabsatz" style:list-style-name="L1" style:master-page-name="MP0">
      <style:paragraph-properties style:page-number="auto" fo:break-before="page"/>
      <style:text-properties fo:language="de" fo:country="DE" officeooo:rsid="0031e3b8" officeooo:paragraph-rsid="0031e3b8"/>
    </style:style>
    <style:style style:name="P64" style:family="paragraph" style:parent-style-name="Listenabsatz" style:list-style-name="L2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0cda6" fo:hyphenate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4a82"/>
    </style:style>
    <style:style style:name="T3" style:family="text">
      <style:text-properties fo:language="de" fo:country="DE" officeooo:rsid="000e8867"/>
    </style:style>
    <style:style style:name="T4" style:family="text">
      <style:text-properties fo:language="de" fo:country="DE" officeooo:rsid="000fe868"/>
    </style:style>
    <style:style style:name="T5" style:family="text">
      <style:text-properties fo:language="de" fo:country="DE" officeooo:rsid="00151702"/>
    </style:style>
    <style:style style:name="T6" style:family="text">
      <style:text-properties fo:language="de" fo:country="DE" officeooo:rsid="001a0c21"/>
    </style:style>
    <style:style style:name="T7" style:family="text">
      <style:text-properties fo:language="de" fo:country="DE" officeooo:rsid="002a4ca8"/>
    </style:style>
    <style:style style:name="T8" style:family="text">
      <style:text-properties fo:language="de" fo:country="DE" officeooo:rsid="002d8772"/>
    </style:style>
    <style:style style:name="T9" style:family="text">
      <style:text-properties fo:language="de" fo:country="DE" officeooo:rsid="002e99b5"/>
    </style:style>
    <style:style style:name="T10" style:family="text">
      <style:text-properties fo:language="de" fo:country="DE" officeooo:rsid="0036fc92"/>
    </style:style>
    <style:style style:name="T11" style:family="text">
      <style:text-properties fo:language="de" fo:country="DE" officeooo:rsid="003b90f9"/>
    </style:style>
    <style:style style:name="T12" style:family="text">
      <style:text-properties fo:language="de" fo:country="DE" officeooo:rsid="003cefe2"/>
    </style:style>
    <style:style style:name="T13" style:family="text">
      <style:text-properties fo:language="de" fo:country="DE" officeooo:rsid="003db145"/>
    </style:style>
    <style:style style:name="T14" style:family="text">
      <style:text-properties fo:language="de" fo:country="DE" officeooo:rsid="003e5e15"/>
    </style:style>
    <style:style style:name="T15" style:family="text">
      <style:text-properties fo:language="de" fo:country="DE" officeooo:rsid="004007e0"/>
    </style:style>
    <style:style style:name="T16" style:family="text">
      <style:text-properties fo:language="de" fo:country="DE" officeooo:rsid="00411239"/>
    </style:style>
    <style:style style:name="T17" style:family="text">
      <style:text-properties fo:language="de" fo:country="DE" officeooo:rsid="0042e1fc"/>
    </style:style>
    <style:style style:name="T18" style:family="text">
      <style:text-properties fo:language="de" fo:country="DE" officeooo:rsid="00447b5d"/>
    </style:style>
    <style:style style:name="T19" style:family="text">
      <style:text-properties fo:language="de" fo:country="DE" officeooo:rsid="0044f95a"/>
    </style:style>
    <style:style style:name="T20" style:family="text">
      <style:text-properties fo:language="de" fo:country="DE" officeooo:rsid="00465954"/>
    </style:style>
    <style:style style:name="T21" style:family="text">
      <style:text-properties fo:language="de" fo:country="DE" officeooo:rsid="00467490"/>
    </style:style>
    <style:style style:name="T22" style:family="text">
      <style:text-properties fo:language="de" fo:country="DE" officeooo:rsid="0046f5b9"/>
    </style:style>
    <style:style style:name="T23" style:family="text">
      <style:text-properties fo:language="de" fo:country="DE" officeooo:rsid="0048423b"/>
    </style:style>
    <style:style style:name="T24" style:family="text">
      <style:text-properties fo:language="de" fo:country="DE" officeooo:rsid="00513984"/>
    </style:style>
    <style:style style:name="T25" style:family="text">
      <style:text-properties fo:language="de" fo:country="DE" officeooo:rsid="00593a94"/>
    </style:style>
    <style:style style:name="T26" style:family="text">
      <style:text-properties fo:language="de" fo:country="DE" officeooo:rsid="005b4774"/>
    </style:style>
    <style:style style:name="T27" style:family="text">
      <style:text-properties fo:language="de" fo:country="DE" officeooo:rsid="005cc4dc"/>
    </style:style>
    <style:style style:name="T28" style:family="text">
      <style:text-properties fo:language="de" fo:country="DE" officeooo:rsid="005d4db9"/>
    </style:style>
    <style:style style:name="T29" style:family="text">
      <style:text-properties fo:language="de" fo:country="DE" officeooo:rsid="005f24e9"/>
    </style:style>
    <style:style style:name="T30" style:family="text">
      <style:text-properties fo:language="de" fo:country="DE" officeooo:rsid="005f5578"/>
    </style:style>
    <style:style style:name="T31" style:family="text">
      <style:text-properties fo:language="de" fo:country="DE" officeooo:rsid="0060e980"/>
    </style:style>
    <style:style style:name="T32" style:family="text">
      <style:text-properties fo:language="de" fo:country="DE" fo:font-style="italic" officeooo:rsid="0060e980" style:font-style-asian="italic" style:font-style-complex="italic"/>
    </style:style>
    <style:style style:name="T33" style:family="text">
      <style:text-properties fo:language="de" fo:country="DE" fo:font-style="italic" officeooo:rsid="007b1ebb" style:font-style-asian="italic" style:font-style-complex="italic"/>
    </style:style>
    <style:style style:name="T34" style:family="text">
      <style:text-properties fo:language="de" fo:country="DE" fo:font-style="italic" officeooo:rsid="009bb163" style:font-style-asian="italic" style:font-style-complex="italic"/>
    </style:style>
    <style:style style:name="T35" style:family="text">
      <style:text-properties fo:language="de" fo:country="DE" fo:font-style="italic" officeooo:rsid="00f607fe" style:font-style-asian="italic" style:font-style-complex="italic"/>
    </style:style>
    <style:style style:name="T36" style:family="text">
      <style:text-properties fo:language="de" fo:country="DE" fo:font-style="italic" officeooo:rsid="00f80846" style:font-style-asian="italic" style:font-style-complex="italic"/>
    </style:style>
    <style:style style:name="T37" style:family="text">
      <style:text-properties fo:language="de" fo:country="DE" fo:font-style="italic" officeooo:rsid="00fff025" style:font-style-asian="italic" style:font-style-complex="italic"/>
    </style:style>
    <style:style style:name="T38" style:family="text">
      <style:text-properties fo:language="de" fo:country="DE" fo:font-style="italic" officeooo:rsid="0101361a" style:font-style-asian="italic" style:font-style-complex="italic"/>
    </style:style>
    <style:style style:name="T39" style:family="text">
      <style:text-properties fo:language="de" fo:country="DE" fo:font-style="italic" officeooo:rsid="016e6d8a" style:font-style-asian="italic" style:font-style-complex="italic"/>
    </style:style>
    <style:style style:name="T40" style:family="text">
      <style:text-properties fo:language="de" fo:country="DE" fo:font-style="italic" officeooo:rsid="017028d9" style:font-style-asian="italic" style:font-style-complex="italic"/>
    </style:style>
    <style:style style:name="T41" style:family="text">
      <style:text-properties fo:language="de" fo:country="DE" fo:font-style="normal" officeooo:rsid="0063e3dc" style:font-style-asian="normal" style:font-style-complex="normal"/>
    </style:style>
    <style:style style:name="T42" style:family="text">
      <style:text-properties fo:language="de" fo:country="DE" fo:font-style="normal" officeooo:rsid="00648c6b" style:font-style-asian="normal" style:font-style-complex="normal"/>
    </style:style>
    <style:style style:name="T43" style:family="text">
      <style:text-properties fo:language="de" fo:country="DE" fo:font-style="normal" officeooo:rsid="00674f66" style:font-style-asian="normal" style:font-style-complex="normal"/>
    </style:style>
    <style:style style:name="T44" style:family="text">
      <style:text-properties fo:language="de" fo:country="DE" fo:font-style="normal" officeooo:rsid="00692f0d" style:font-style-asian="normal" style:font-style-complex="normal"/>
    </style:style>
    <style:style style:name="T45" style:family="text">
      <style:text-properties fo:language="de" fo:country="DE" fo:font-style="normal" officeooo:rsid="006abbb7" style:font-style-asian="normal" style:font-style-complex="normal"/>
    </style:style>
    <style:style style:name="T46" style:family="text">
      <style:text-properties fo:language="de" fo:country="DE" fo:font-style="normal" officeooo:rsid="006c1499" style:font-style-asian="normal" style:font-style-complex="normal"/>
    </style:style>
    <style:style style:name="T47" style:family="text">
      <style:text-properties fo:language="de" fo:country="DE" fo:font-style="normal" officeooo:rsid="006dc2ea" style:font-style-asian="normal" style:font-style-complex="normal"/>
    </style:style>
    <style:style style:name="T48" style:family="text">
      <style:text-properties fo:language="de" fo:country="DE" fo:font-style="normal" officeooo:rsid="006e1579" style:font-style-asian="normal" style:font-style-complex="normal"/>
    </style:style>
    <style:style style:name="T49" style:family="text">
      <style:text-properties fo:language="de" fo:country="DE" fo:font-style="normal" officeooo:rsid="006fdef0" style:font-style-asian="normal" style:font-style-complex="normal"/>
    </style:style>
    <style:style style:name="T50" style:family="text">
      <style:text-properties fo:language="de" fo:country="DE" fo:font-style="normal" officeooo:rsid="007054c0" style:font-style-asian="normal" style:font-style-complex="normal"/>
    </style:style>
    <style:style style:name="T51" style:family="text">
      <style:text-properties fo:language="de" fo:country="DE" fo:font-style="normal" officeooo:rsid="0071d419" style:font-style-asian="normal" style:font-style-complex="normal"/>
    </style:style>
    <style:style style:name="T52" style:family="text">
      <style:text-properties fo:language="de" fo:country="DE" fo:font-style="normal" officeooo:rsid="0078b7ec" style:font-style-asian="normal" style:font-style-complex="normal"/>
    </style:style>
    <style:style style:name="T53" style:family="text">
      <style:text-properties fo:language="de" fo:country="DE" fo:font-style="normal" officeooo:rsid="00793e3e" style:font-style-asian="normal" style:font-style-complex="normal"/>
    </style:style>
    <style:style style:name="T54" style:family="text">
      <style:text-properties fo:language="de" fo:country="DE" fo:font-style="normal" officeooo:rsid="007b1ebb" style:font-style-asian="normal" style:font-style-complex="normal"/>
    </style:style>
    <style:style style:name="T55" style:family="text">
      <style:text-properties fo:language="de" fo:country="DE" fo:font-style="normal" officeooo:rsid="007cb2cc" style:font-style-asian="normal" style:font-style-complex="normal"/>
    </style:style>
    <style:style style:name="T56" style:family="text">
      <style:text-properties fo:language="de" fo:country="DE" fo:font-style="normal" officeooo:rsid="007d66a9" style:font-style-asian="normal" style:font-style-complex="normal"/>
    </style:style>
    <style:style style:name="T57" style:family="text">
      <style:text-properties fo:language="de" fo:country="DE" fo:font-style="normal" officeooo:rsid="007e3c55" style:font-style-asian="normal" style:font-style-complex="normal"/>
    </style:style>
    <style:style style:name="T58" style:family="text">
      <style:text-properties fo:language="de" fo:country="DE" fo:font-style="normal" officeooo:rsid="00816991" style:font-style-asian="normal" style:font-style-complex="normal"/>
    </style:style>
    <style:style style:name="T59" style:family="text">
      <style:text-properties fo:language="de" fo:country="DE" fo:font-style="normal" officeooo:rsid="008488be" style:font-style-asian="normal" style:font-style-complex="normal"/>
    </style:style>
    <style:style style:name="T60" style:family="text">
      <style:text-properties fo:language="de" fo:country="DE" fo:font-style="normal" officeooo:rsid="0086a0a9" style:font-style-asian="normal" style:font-style-complex="normal"/>
    </style:style>
    <style:style style:name="T61" style:family="text">
      <style:text-properties fo:language="de" fo:country="DE" fo:font-style="normal" officeooo:rsid="008830f1" style:font-style-asian="normal" style:font-style-complex="normal"/>
    </style:style>
    <style:style style:name="T62" style:family="text">
      <style:text-properties fo:language="de" fo:country="DE" fo:font-style="normal" officeooo:rsid="0088f66f" style:font-style-asian="normal" style:font-style-complex="normal"/>
    </style:style>
    <style:style style:name="T63" style:family="text">
      <style:text-properties fo:language="de" fo:country="DE" fo:font-style="normal" officeooo:rsid="008942fe" style:font-style-asian="normal" style:font-style-complex="normal"/>
    </style:style>
    <style:style style:name="T64" style:family="text">
      <style:text-properties fo:language="de" fo:country="DE" fo:font-style="normal" officeooo:rsid="008a9b69" style:font-style-asian="normal" style:font-style-complex="normal"/>
    </style:style>
    <style:style style:name="T65" style:family="text">
      <style:text-properties fo:language="de" fo:country="DE" fo:font-style="normal" officeooo:rsid="008d39cc" style:font-style-asian="normal" style:font-style-complex="normal"/>
    </style:style>
    <style:style style:name="T66" style:family="text">
      <style:text-properties fo:language="de" fo:country="DE" fo:font-style="normal" officeooo:rsid="009200f7" style:font-style-asian="normal" style:font-style-complex="normal"/>
    </style:style>
    <style:style style:name="T67" style:family="text">
      <style:text-properties fo:language="de" fo:country="DE" fo:font-style="normal" officeooo:rsid="00933176" style:font-style-asian="normal" style:font-style-complex="normal"/>
    </style:style>
    <style:style style:name="T68" style:family="text">
      <style:text-properties fo:language="de" fo:country="DE" fo:font-style="normal" officeooo:rsid="00945023" style:font-style-asian="normal" style:font-style-complex="normal"/>
    </style:style>
    <style:style style:name="T69" style:family="text">
      <style:text-properties fo:language="de" fo:country="DE" fo:font-style="normal" officeooo:rsid="00974775" style:font-style-asian="normal" style:font-style-complex="normal"/>
    </style:style>
    <style:style style:name="T70" style:family="text">
      <style:text-properties fo:language="de" fo:country="DE" fo:font-style="normal" officeooo:rsid="009843eb" style:font-style-asian="normal" style:font-style-complex="normal"/>
    </style:style>
    <style:style style:name="T71" style:family="text">
      <style:text-properties fo:language="de" fo:country="DE" fo:font-style="normal" officeooo:rsid="0099a1ad" style:font-style-asian="normal" style:font-style-complex="normal"/>
    </style:style>
    <style:style style:name="T72" style:family="text">
      <style:text-properties fo:language="de" fo:country="DE" fo:font-style="normal" officeooo:rsid="009b2de7" style:font-style-asian="normal" style:font-style-complex="normal"/>
    </style:style>
    <style:style style:name="T73" style:family="text">
      <style:text-properties fo:language="de" fo:country="DE" fo:font-style="normal" officeooo:rsid="009bb163" style:font-style-asian="normal" style:font-style-complex="normal"/>
    </style:style>
    <style:style style:name="T74" style:family="text">
      <style:text-properties fo:language="de" fo:country="DE" fo:font-style="normal" officeooo:rsid="009db119" style:font-style-asian="normal" style:font-style-complex="normal"/>
    </style:style>
    <style:style style:name="T75" style:family="text">
      <style:text-properties fo:language="de" fo:country="DE" fo:font-style="normal" officeooo:rsid="009f9e8f" style:font-style-asian="normal" style:font-style-complex="normal"/>
    </style:style>
    <style:style style:name="T76" style:family="text">
      <style:text-properties fo:language="de" fo:country="DE" fo:font-style="normal" officeooo:rsid="00a3a4b3" style:font-style-asian="normal" style:font-style-complex="normal"/>
    </style:style>
    <style:style style:name="T77" style:family="text">
      <style:text-properties fo:language="de" fo:country="DE" fo:font-style="normal" officeooo:rsid="00a6c964" style:font-style-asian="normal" style:font-style-complex="normal"/>
    </style:style>
    <style:style style:name="T78" style:family="text">
      <style:text-properties fo:language="de" fo:country="DE" fo:font-style="normal" officeooo:rsid="00a832e7" style:font-style-asian="normal" style:font-style-complex="normal"/>
    </style:style>
    <style:style style:name="T79" style:family="text">
      <style:text-properties fo:language="de" fo:country="DE" fo:font-style="normal" officeooo:rsid="00ab4fb2" style:font-style-asian="normal" style:font-style-complex="normal"/>
    </style:style>
    <style:style style:name="T80" style:family="text">
      <style:text-properties fo:language="de" fo:country="DE" fo:font-style="normal" officeooo:rsid="00abd006" style:font-style-asian="normal" style:font-style-complex="normal"/>
    </style:style>
    <style:style style:name="T81" style:family="text">
      <style:text-properties fo:language="de" fo:country="DE" fo:font-style="normal" officeooo:rsid="00ad5f80" style:font-style-asian="normal" style:font-style-complex="normal"/>
    </style:style>
    <style:style style:name="T82" style:family="text">
      <style:text-properties fo:language="de" fo:country="DE" fo:font-style="normal" officeooo:rsid="00ad8b66" style:font-style-asian="normal" style:font-style-complex="normal"/>
    </style:style>
    <style:style style:name="T83" style:family="text">
      <style:text-properties fo:language="de" fo:country="DE" fo:font-style="normal" officeooo:rsid="00ae4a00" style:font-style-asian="normal" style:font-style-complex="normal"/>
    </style:style>
    <style:style style:name="T84" style:family="text">
      <style:text-properties fo:language="de" fo:country="DE" fo:font-style="normal" officeooo:rsid="00aead6d" style:font-style-asian="normal" style:font-style-complex="normal"/>
    </style:style>
    <style:style style:name="T85" style:family="text">
      <style:text-properties fo:language="de" fo:country="DE" fo:font-style="normal" officeooo:rsid="00afc409" style:font-style-asian="normal" style:font-style-complex="normal"/>
    </style:style>
    <style:style style:name="T86" style:family="text">
      <style:text-properties fo:language="de" fo:country="DE" fo:font-style="normal" officeooo:rsid="00b0c467" style:font-style-asian="normal" style:font-style-complex="normal"/>
    </style:style>
    <style:style style:name="T87" style:family="text">
      <style:text-properties fo:language="de" fo:country="DE" fo:font-style="normal" officeooo:rsid="00b29855" style:font-style-asian="normal" style:font-style-complex="normal"/>
    </style:style>
    <style:style style:name="T88" style:family="text">
      <style:text-properties fo:language="de" fo:country="DE" fo:font-style="normal" officeooo:rsid="00b826d5" style:font-style-asian="normal" style:font-style-complex="normal"/>
    </style:style>
    <style:style style:name="T89" style:family="text">
      <style:text-properties fo:language="de" fo:country="DE" fo:font-style="normal" officeooo:rsid="00bd0407" style:font-style-asian="normal" style:font-style-complex="normal"/>
    </style:style>
    <style:style style:name="T90" style:family="text">
      <style:text-properties fo:language="de" fo:country="DE" fo:font-style="normal" officeooo:rsid="00bebaa4" style:font-style-asian="normal" style:font-style-complex="normal"/>
    </style:style>
    <style:style style:name="T91" style:family="text">
      <style:text-properties fo:language="de" fo:country="DE" fo:font-style="normal" officeooo:rsid="00bfe9e6" style:font-style-asian="normal" style:font-style-complex="normal"/>
    </style:style>
    <style:style style:name="T92" style:family="text">
      <style:text-properties fo:language="de" fo:country="DE" fo:font-style="normal" officeooo:rsid="00c11d7e" style:font-style-asian="normal" style:font-style-complex="normal"/>
    </style:style>
    <style:style style:name="T93" style:family="text">
      <style:text-properties fo:language="de" fo:country="DE" fo:font-style="normal" officeooo:rsid="00c1fba9" style:font-style-asian="normal" style:font-style-complex="normal"/>
    </style:style>
    <style:style style:name="T94" style:family="text">
      <style:text-properties fo:language="de" fo:country="DE" fo:font-style="normal" officeooo:rsid="00c2e5e7" style:font-style-asian="normal" style:font-style-complex="normal"/>
    </style:style>
    <style:style style:name="T95" style:family="text">
      <style:text-properties fo:language="de" fo:country="DE" fo:font-style="normal" officeooo:rsid="00c31163" style:font-style-asian="normal" style:font-style-complex="normal"/>
    </style:style>
    <style:style style:name="T96" style:family="text">
      <style:text-properties fo:language="de" fo:country="DE" fo:font-style="normal" officeooo:rsid="00c525fd" style:font-style-asian="normal" style:font-style-complex="normal"/>
    </style:style>
    <style:style style:name="T97" style:family="text">
      <style:text-properties fo:language="de" fo:country="DE" fo:font-style="normal" officeooo:rsid="00c9ff9c" style:font-style-asian="normal" style:font-style-complex="normal"/>
    </style:style>
    <style:style style:name="T98" style:family="text">
      <style:text-properties fo:language="de" fo:country="DE" fo:font-style="normal" officeooo:rsid="00ca6fbb" style:font-style-asian="normal" style:font-style-complex="normal"/>
    </style:style>
    <style:style style:name="T99" style:family="text">
      <style:text-properties fo:language="de" fo:country="DE" fo:font-style="normal" officeooo:rsid="00ccfea0" style:font-style-asian="normal" style:font-style-complex="normal"/>
    </style:style>
    <style:style style:name="T100" style:family="text">
      <style:text-properties fo:language="de" fo:country="DE" fo:font-style="normal" officeooo:rsid="00ce4443" style:font-style-asian="normal" style:font-style-complex="normal"/>
    </style:style>
    <style:style style:name="T101" style:family="text">
      <style:text-properties fo:language="de" fo:country="DE" fo:font-style="normal" officeooo:rsid="00d14e9d" style:font-style-asian="normal" style:font-style-complex="normal"/>
    </style:style>
    <style:style style:name="T102" style:family="text">
      <style:text-properties fo:language="de" fo:country="DE" fo:font-style="normal" officeooo:rsid="00d3a7c3" style:font-style-asian="normal" style:font-style-complex="normal"/>
    </style:style>
    <style:style style:name="T103" style:family="text">
      <style:text-properties fo:language="de" fo:country="DE" fo:font-style="normal" officeooo:rsid="00e70b92" style:font-style-asian="normal" style:font-style-complex="normal"/>
    </style:style>
    <style:style style:name="T104" style:family="text">
      <style:text-properties fo:language="de" fo:country="DE" fo:font-style="normal" officeooo:rsid="00e75594" style:font-style-asian="normal" style:font-style-complex="normal"/>
    </style:style>
    <style:style style:name="T105" style:family="text">
      <style:text-properties fo:language="de" fo:country="DE" fo:font-style="normal" officeooo:rsid="00e7747e" style:font-style-asian="normal" style:font-style-complex="normal"/>
    </style:style>
    <style:style style:name="T106" style:family="text">
      <style:text-properties fo:language="de" fo:country="DE" fo:font-style="normal" officeooo:rsid="00ebd301" style:font-style-asian="normal" style:font-style-complex="normal"/>
    </style:style>
    <style:style style:name="T107" style:family="text">
      <style:text-properties fo:language="de" fo:country="DE" fo:font-style="normal" officeooo:rsid="00ed1aae" style:font-style-asian="normal" style:font-style-complex="normal"/>
    </style:style>
    <style:style style:name="T108" style:family="text">
      <style:text-properties fo:language="de" fo:country="DE" fo:font-style="normal" officeooo:rsid="00edf87f" style:font-style-asian="normal" style:font-style-complex="normal"/>
    </style:style>
    <style:style style:name="T109" style:family="text">
      <style:text-properties fo:language="de" fo:country="DE" fo:font-style="normal" officeooo:rsid="00ef88b2" style:font-style-asian="normal" style:font-style-complex="normal"/>
    </style:style>
    <style:style style:name="T110" style:family="text">
      <style:text-properties fo:language="de" fo:country="DE" fo:font-style="normal" officeooo:rsid="00f607fe" style:font-style-asian="normal" style:font-style-complex="normal"/>
    </style:style>
    <style:style style:name="T111" style:family="text">
      <style:text-properties fo:language="de" fo:country="DE" fo:font-style="normal" officeooo:rsid="00f69050" style:font-style-asian="normal" style:font-style-complex="normal"/>
    </style:style>
    <style:style style:name="T112" style:family="text">
      <style:text-properties fo:language="de" fo:country="DE" fo:font-style="normal" officeooo:rsid="00f80846" style:font-style-asian="normal" style:font-style-complex="normal"/>
    </style:style>
    <style:style style:name="T113" style:family="text">
      <style:text-properties fo:language="de" fo:country="DE" fo:font-style="normal" officeooo:rsid="00f8fa07" style:font-style-asian="normal" style:font-style-complex="normal"/>
    </style:style>
    <style:style style:name="T114" style:family="text">
      <style:text-properties fo:language="de" fo:country="DE" fo:font-style="normal" officeooo:rsid="00f9e299" style:font-style-asian="normal" style:font-style-complex="normal"/>
    </style:style>
    <style:style style:name="T115" style:family="text">
      <style:text-properties fo:language="de" fo:country="DE" fo:font-style="normal" officeooo:rsid="00fa16dd" style:font-style-asian="normal" style:font-style-complex="normal"/>
    </style:style>
    <style:style style:name="T116" style:family="text">
      <style:text-properties fo:language="de" fo:country="DE" fo:font-style="normal" officeooo:rsid="00fca268" style:font-style-asian="normal" style:font-style-complex="normal"/>
    </style:style>
    <style:style style:name="T117" style:family="text">
      <style:text-properties fo:language="de" fo:country="DE" fo:font-style="normal" officeooo:rsid="00fdea6f" style:font-style-asian="normal" style:font-style-complex="normal"/>
    </style:style>
    <style:style style:name="T118" style:family="text">
      <style:text-properties fo:language="de" fo:country="DE" fo:font-style="normal" officeooo:rsid="00ff75e2" style:font-style-asian="normal" style:font-style-complex="normal"/>
    </style:style>
    <style:style style:name="T119" style:family="text">
      <style:text-properties fo:language="de" fo:country="DE" fo:font-style="normal" officeooo:rsid="00fff025" style:font-style-asian="normal" style:font-style-complex="normal"/>
    </style:style>
    <style:style style:name="T120" style:family="text">
      <style:text-properties fo:language="de" fo:country="DE" fo:font-style="normal" officeooo:rsid="0101361a" style:font-style-asian="normal" style:font-style-complex="normal"/>
    </style:style>
    <style:style style:name="T121" style:family="text">
      <style:text-properties fo:language="de" fo:country="DE" fo:font-style="normal" officeooo:rsid="01028e66" style:font-style-asian="normal" style:font-style-complex="normal"/>
    </style:style>
    <style:style style:name="T122" style:family="text">
      <style:text-properties fo:language="de" fo:country="DE" fo:font-style="normal" officeooo:rsid="010445d0" style:font-style-asian="normal" style:font-style-complex="normal"/>
    </style:style>
    <style:style style:name="T123" style:family="text">
      <style:text-properties fo:language="de" fo:country="DE" fo:font-style="normal" officeooo:rsid="0104fb25" style:font-style-asian="normal" style:font-style-complex="normal"/>
    </style:style>
    <style:style style:name="T124" style:family="text">
      <style:text-properties fo:language="de" fo:country="DE" fo:font-style="normal" officeooo:rsid="01067890" style:font-style-asian="normal" style:font-style-complex="normal"/>
    </style:style>
    <style:style style:name="T125" style:family="text">
      <style:text-properties fo:language="de" fo:country="DE" fo:font-style="normal" officeooo:rsid="010a0023" style:font-style-asian="normal" style:font-style-complex="normal"/>
    </style:style>
    <style:style style:name="T126" style:family="text">
      <style:text-properties fo:language="de" fo:country="DE" fo:font-style="normal" officeooo:rsid="010b7087" style:font-style-asian="normal" style:font-style-complex="normal"/>
    </style:style>
    <style:style style:name="T127" style:family="text">
      <style:text-properties fo:language="de" fo:country="DE" fo:font-style="normal" officeooo:rsid="01171fe1" style:font-style-asian="normal" style:font-style-complex="normal"/>
    </style:style>
    <style:style style:name="T128" style:family="text">
      <style:text-properties fo:language="de" fo:country="DE" fo:font-style="normal" officeooo:rsid="016e6d8a" style:font-style-asian="normal" style:font-style-complex="normal"/>
    </style:style>
    <style:style style:name="T129" style:family="text">
      <style:text-properties fo:language="de" fo:country="DE" fo:font-style="normal" officeooo:rsid="017028d9" style:font-style-asian="normal" style:font-style-complex="normal"/>
    </style:style>
    <style:style style:name="T130" style:family="text">
      <style:text-properties fo:language="de" fo:country="DE" fo:font-style="normal" officeooo:rsid="0171fc26" style:font-style-asian="normal" style:font-style-complex="normal"/>
    </style:style>
    <style:style style:name="T131" style:family="text">
      <style:text-properties fo:language="de" fo:country="DE" fo:font-style="normal" officeooo:rsid="0172d187" style:font-style-asian="normal" style:font-style-complex="normal"/>
    </style:style>
    <style:style style:name="T132" style:family="text">
      <style:text-properties fo:language="de" fo:country="DE" fo:font-style="normal" officeooo:rsid="0174683c" style:font-style-asian="normal" style:font-style-complex="normal"/>
    </style:style>
    <style:style style:name="T133" style:family="text">
      <style:text-properties fo:language="de" fo:country="DE" fo:font-style="normal" officeooo:rsid="0175034e" style:font-style-asian="normal" style:font-style-complex="normal"/>
    </style:style>
    <style:style style:name="T134" style:family="text">
      <style:text-properties fo:language="de" fo:country="DE" fo:font-style="normal" officeooo:rsid="0175b69e" style:font-style-asian="normal" style:font-style-complex="normal"/>
    </style:style>
    <style:style style:name="T135" style:family="text">
      <style:text-properties fo:language="de" fo:country="DE" fo:font-style="normal" officeooo:rsid="01767f2d" style:font-style-asian="normal" style:font-style-complex="normal"/>
    </style:style>
    <style:style style:name="T136" style:family="text">
      <style:text-properties fo:language="de" fo:country="DE" fo:font-style="normal" officeooo:rsid="01775fc3" style:font-style-asian="normal" style:font-style-complex="normal"/>
    </style:style>
    <style:style style:name="T137" style:family="text">
      <style:text-properties fo:language="de" fo:country="DE" fo:font-style="normal" officeooo:rsid="00c1fba9" style:font-style-asian="normal" style:font-name-complex="Mangal" style:font-size-complex="10.5pt" style:font-style-complex="normal"/>
    </style:style>
    <style:style style:name="T138" style:family="text">
      <style:text-properties fo:language="de" fo:country="DE" officeooo:rsid="00da1ce3"/>
    </style:style>
    <style:style style:name="T139" style:family="text">
      <style:text-properties fo:language="de" fo:country="DE" officeooo:rsid="00dbb91b"/>
    </style:style>
    <style:style style:name="T140" style:family="text">
      <style:text-properties fo:language="de" fo:country="DE" officeooo:rsid="00dc9180"/>
    </style:style>
    <style:style style:name="T141" style:family="text">
      <style:text-properties fo:language="de" fo:country="DE" officeooo:rsid="00dd2fa3"/>
    </style:style>
    <style:style style:name="T142" style:family="text">
      <style:text-properties fo:language="de" fo:country="DE" officeooo:rsid="00e01e50"/>
    </style:style>
    <style:style style:name="T143" style:family="text">
      <style:text-properties fo:language="de" fo:country="DE" officeooo:rsid="00e06e9a"/>
    </style:style>
    <style:style style:name="T144" style:family="text">
      <style:text-properties fo:language="de" fo:country="DE" officeooo:rsid="00e1393b"/>
    </style:style>
    <style:style style:name="T145" style:family="text">
      <style:text-properties fo:language="de" fo:country="DE" officeooo:rsid="00e24c22"/>
    </style:style>
    <style:style style:name="T146" style:family="text">
      <style:text-properties fo:language="de" fo:country="DE" officeooo:rsid="00e2c4b3"/>
    </style:style>
    <style:style style:name="T147" style:family="text">
      <style:text-properties fo:language="de" fo:country="DE" officeooo:rsid="0120cda6"/>
    </style:style>
    <style:style style:name="T148" style:family="text">
      <style:text-properties fo:language="de" fo:country="DE" officeooo:rsid="0121e6c5"/>
    </style:style>
    <style:style style:name="T149" style:family="text">
      <style:text-properties fo:language="de" fo:country="DE" officeooo:rsid="0124db71"/>
    </style:style>
    <style:style style:name="T150" style:family="text">
      <style:text-properties fo:language="de" fo:country="DE" officeooo:rsid="01255d95"/>
    </style:style>
    <style:style style:name="T151" style:family="text">
      <style:text-properties fo:language="de" fo:country="DE" officeooo:rsid="01264222"/>
    </style:style>
    <style:style style:name="T152" style:family="text">
      <style:text-properties fo:language="de" fo:country="DE" officeooo:rsid="01278efa"/>
    </style:style>
    <style:style style:name="T153" style:family="text">
      <style:text-properties fo:language="de" fo:country="DE" officeooo:rsid="012865ae"/>
    </style:style>
    <style:style style:name="T154" style:family="text">
      <style:text-properties fo:language="de" fo:country="DE" officeooo:rsid="0129ed10"/>
    </style:style>
    <style:style style:name="T155" style:family="text">
      <style:text-properties fo:language="de" fo:country="DE" officeooo:rsid="012b1464"/>
    </style:style>
    <style:style style:name="T156" style:family="text">
      <style:text-properties fo:language="de" fo:country="DE" officeooo:rsid="012b66dd"/>
    </style:style>
    <style:style style:name="T157" style:family="text">
      <style:text-properties fo:language="de" fo:country="DE" officeooo:rsid="012bc2c5"/>
    </style:style>
    <style:style style:name="T158" style:family="text">
      <style:text-properties fo:language="de" fo:country="DE" officeooo:rsid="012d69b3"/>
    </style:style>
    <style:style style:name="T159" style:family="text">
      <style:text-properties fo:language="de" fo:country="DE" officeooo:rsid="012ec425"/>
    </style:style>
    <style:style style:name="T160" style:family="text">
      <style:text-properties fo:language="de" fo:country="DE" officeooo:rsid="012f4126"/>
    </style:style>
    <style:style style:name="T161" style:family="text">
      <style:text-properties fo:language="de" fo:country="DE" officeooo:rsid="0130f38e"/>
    </style:style>
    <style:style style:name="T162" style:family="text">
      <style:text-properties fo:language="de" fo:country="DE" officeooo:rsid="0131656c"/>
    </style:style>
    <style:style style:name="T163" style:family="text">
      <style:text-properties fo:language="de" fo:country="DE" officeooo:rsid="01334e43"/>
    </style:style>
    <style:style style:name="T164" style:family="text">
      <style:text-properties fo:language="de" fo:country="DE" officeooo:rsid="013475d6"/>
    </style:style>
    <style:style style:name="T165" style:family="text">
      <style:text-properties fo:language="de" fo:country="DE" officeooo:rsid="0134e774"/>
    </style:style>
    <style:style style:name="T166" style:family="text">
      <style:text-properties fo:language="de" fo:country="DE" officeooo:rsid="01368b51"/>
    </style:style>
    <style:style style:name="T167" style:family="text">
      <style:text-properties fo:language="de" fo:country="DE" officeooo:rsid="0137eb37"/>
    </style:style>
    <style:style style:name="T168" style:family="text">
      <style:text-properties fo:language="de" fo:country="DE" officeooo:rsid="0137f836"/>
    </style:style>
    <style:style style:name="T169" style:family="text">
      <style:text-properties fo:language="de" fo:country="DE" officeooo:rsid="013a0533"/>
    </style:style>
    <style:style style:name="T170" style:family="text">
      <style:text-properties fo:language="de" fo:country="DE" officeooo:rsid="013a207a"/>
    </style:style>
    <style:style style:name="T171" style:family="text">
      <style:text-properties fo:language="de" fo:country="DE" officeooo:rsid="013b9c49"/>
    </style:style>
    <style:style style:name="T172" style:family="text">
      <style:text-properties fo:language="de" fo:country="DE" officeooo:rsid="013c721c"/>
    </style:style>
    <style:style style:name="T173" style:family="text">
      <style:text-properties fo:language="de" fo:country="DE" officeooo:rsid="013f8c52"/>
    </style:style>
    <style:style style:name="T174" style:family="text">
      <style:text-properties fo:language="de" fo:country="DE" officeooo:rsid="01403c03"/>
    </style:style>
    <style:style style:name="T175" style:family="text">
      <style:text-properties fo:language="de" fo:country="DE" officeooo:rsid="0142c6fe"/>
    </style:style>
    <style:style style:name="T176" style:family="text">
      <style:text-properties fo:language="de" fo:country="DE" officeooo:rsid="014ab341"/>
    </style:style>
    <style:style style:name="T177" style:family="text">
      <style:text-properties fo:language="de" fo:country="DE" officeooo:rsid="014b8a30"/>
    </style:style>
    <style:style style:name="T178" style:family="text">
      <style:text-properties fo:language="de" fo:country="DE" officeooo:rsid="014d57c9"/>
    </style:style>
    <style:style style:name="T179" style:family="text">
      <style:text-properties fo:language="de" fo:country="DE" officeooo:rsid="014e5c44"/>
    </style:style>
    <style:style style:name="T180" style:family="text">
      <style:text-properties fo:language="de" fo:country="DE" officeooo:rsid="01500670"/>
    </style:style>
    <style:style style:name="T181" style:family="text">
      <style:text-properties fo:language="de" fo:country="DE" officeooo:rsid="0152a87d"/>
    </style:style>
    <style:style style:name="T182" style:family="text">
      <style:text-properties fo:language="de" fo:country="DE" officeooo:rsid="0154315a"/>
    </style:style>
    <style:style style:name="T183" style:family="text">
      <style:text-properties fo:language="de" fo:country="DE" officeooo:rsid="015598c7"/>
    </style:style>
    <style:style style:name="T184" style:family="text">
      <style:text-properties fo:language="de" fo:country="DE" officeooo:rsid="01576af6"/>
    </style:style>
    <style:style style:name="T185" style:family="text">
      <style:text-properties fo:language="de" fo:country="DE" officeooo:rsid="015998da"/>
    </style:style>
    <style:style style:name="T186" style:family="text">
      <style:text-properties fo:language="de" fo:country="DE" officeooo:rsid="015afa9d"/>
    </style:style>
    <style:style style:name="T187" style:family="text">
      <style:text-properties fo:language="de" fo:country="DE" officeooo:rsid="015d0dd2"/>
    </style:style>
    <style:style style:name="T188" style:family="text">
      <style:text-properties fo:language="de" fo:country="DE" officeooo:rsid="015f0778"/>
    </style:style>
    <style:style style:name="T189" style:family="text">
      <style:text-properties fo:language="de" fo:country="DE" officeooo:rsid="015fd1d7"/>
    </style:style>
    <style:style style:name="T190" style:family="text">
      <style:text-properties fo:language="de" fo:country="DE" officeooo:rsid="01607cab"/>
    </style:style>
    <style:style style:name="T191" style:family="text">
      <style:text-properties fo:language="de" fo:country="DE" officeooo:rsid="016244de"/>
    </style:style>
    <style:style style:name="T192" style:family="text">
      <style:text-properties fo:language="de" fo:country="DE" officeooo:rsid="01630b8a"/>
    </style:style>
    <style:style style:name="T193" style:family="text">
      <style:text-properties fo:language="de" fo:country="DE" officeooo:rsid="0163a936"/>
    </style:style>
    <style:style style:name="T194" style:family="text">
      <style:text-properties fo:language="de" fo:country="DE" officeooo:rsid="01646686"/>
    </style:style>
    <style:style style:name="T195" style:family="text">
      <style:text-properties fo:language="de" fo:country="DE" officeooo:rsid="01666134"/>
    </style:style>
    <style:style style:name="T196" style:family="text">
      <style:text-properties fo:language="de" fo:country="DE" officeooo:rsid="016859a6"/>
    </style:style>
    <style:style style:name="T197" style:family="text">
      <style:text-properties fo:language="de" fo:country="DE" officeooo:rsid="0169133b"/>
    </style:style>
    <style:style style:name="T198" style:family="text">
      <style:text-properties fo:language="de" fo:country="DE" officeooo:rsid="016a67f4"/>
    </style:style>
    <style:style style:name="T199" style:family="text">
      <style:text-properties fo:language="de" fo:country="DE" officeooo:rsid="016ad36b"/>
    </style:style>
    <style:style style:name="T200" style:family="text">
      <style:text-properties fo:language="de" fo:country="DE" officeooo:rsid="016b2379"/>
    </style:style>
    <style:style style:name="T201" style:family="text">
      <style:text-properties fo:language="de" fo:country="DE" officeooo:rsid="016bc053"/>
    </style:style>
    <style:style style:name="T202" style:family="text">
      <style:text-properties fo:language="de" fo:country="DE" officeooo:rsid="016cc547"/>
    </style:style>
    <style:style style:name="T203" style:family="text">
      <style:text-properties fo:language="de" fo:country="DE" officeooo:rsid="016dea68"/>
    </style:style>
    <style:style style:name="T204" style:family="text">
      <style:text-properties fo:language="de" fo:country="DE" officeooo:rsid="016e6d8a"/>
    </style:style>
    <style:style style:name="T205" style:family="text">
      <style:text-properties fo:language="de" fo:country="DE" officeooo:rsid="017a22fa"/>
    </style:style>
    <style:style style:name="T206" style:family="text">
      <style:text-properties fo:language="de" fo:country="DE" officeooo:rsid="017bfbe4"/>
    </style:style>
    <style:style style:name="T207" style:family="text">
      <style:text-properties fo:language="de" fo:country="DE" officeooo:rsid="017c8736"/>
    </style:style>
    <style:style style:name="T208" style:family="text">
      <style:text-properties fo:language="de" fo:country="DE" officeooo:rsid="017d6133"/>
    </style:style>
    <style:style style:name="T209" style:family="text">
      <style:text-properties fo:language="de" fo:country="DE" officeooo:rsid="017e6c2c"/>
    </style:style>
    <style:style style:name="T210" style:family="text">
      <style:text-properties fo:language="de" fo:country="DE" officeooo:rsid="018395a6"/>
    </style:style>
    <style:style style:name="T211" style:family="text">
      <style:text-properties fo:language="de" fo:country="DE" officeooo:rsid="0184c63d"/>
    </style:style>
    <style:style style:name="T212" style:family="text">
      <style:text-properties fo:language="de" fo:country="DE" officeooo:rsid="0186560c"/>
    </style:style>
    <style:style style:name="T213" style:family="text">
      <style:text-properties fo:language="de" fo:country="DE" officeooo:rsid="01882bfa"/>
    </style:style>
    <style:style style:name="T214" style:family="text">
      <style:text-properties officeooo:rsid="00332b6e"/>
    </style:style>
    <style:style style:name="T215" style:family="text">
      <style:text-properties fo:color="#00cc33" fo:language="de" fo:country="DE" fo:font-style="normal" officeooo:rsid="00b2ddf0" style:font-style-asian="normal" style:font-style-complex="normal"/>
    </style:style>
    <style:style style:name="T216" style:family="text">
      <style:text-properties fo:color="#00cc33" fo:language="de" fo:country="DE" fo:font-style="normal" officeooo:rsid="00e8203b" fo:background-color="#ffffff" loext:char-shading-value="0" style:font-style-asian="normal" style:font-style-complex="normal"/>
    </style:style>
    <style:style style:name="T217" style:family="text">
      <style:text-properties fo:color="#00cc33" fo:language="de" fo:country="DE" fo:font-style="normal" officeooo:rsid="011ba0ca" fo:background-color="#ffffff" loext:char-shading-value="0" style:font-style-asian="normal" style:font-style-complex="normal"/>
    </style:style>
    <style:style style:name="T218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1fba9" style:font-size-asian="12pt" style:font-style-asian="normal" style:font-weight-asian="normal" style:font-name-complex="Mangal" style:font-size-complex="12pt" style:font-style-complex="normal" style:text-emphasize="none"/>
    </style:style>
    <style:style style:name="T219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ed10e" style:font-size-asian="12pt" style:font-style-asian="normal" style:font-weight-asian="normal" style:font-name-complex="Mangal" style:font-size-complex="12pt" style:font-style-complex="normal" style:text-emphasize="none"/>
    </style:style>
    <style:style style:name="T220" style:family="text">
      <style:text-properties fo:font-size="12pt" fo:language="de" fo:country="DE" fo:font-style="normal" officeooo:rsid="00c1fba9" style:font-size-asian="12pt" style:font-style-asian="normal" style:font-name-complex="Mangal" style:font-size-complex="12pt" style:font-style-complex="normal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2368399977500766" text:style-name="L1">
        <text:list-item>
          <text:p text:style-name="P63">Lasten/-Pflichtenheft?</text:p>
        </text:list-item>
        <text:list-item>
          <text:p text:style-name="P53">Bereits existierende Formeln für Primzahlen Beispiel</text:p>
        </text:list-item>
        <text:list-item>
          <text:p text:style-name="P54">Definition Effizienz eines Algorithmus</text:p>
        </text:list-item>
        <text:list-item>
          <text:p text:style-name="P55">worst/best-case</text:p>
          <text:p text:style-name="P56"/>
        </text:list-item>
        <text:list-item>
          <text:p text:style-name="P57">Definitionsverzeichnis</text:p>
        </text:list-item>
        <text:list-item>
          <text:p text:style-name="P56">Alg. Genetische Algorithmen</text:p>
          <text:list>
            <text:list-item>
              <text:p text:style-name="P56">Genetik in der Biologie</text:p>
            </text:list-item>
            <text:list-item>
              <text:p text:style-name="P56">Anwendungsbeispiele für die Informatik</text:p>
            </text:list-item>
            <text:list-item>
              <text:p text:style-name="P56">Wahrscheinlichkeit in genetischen Algorithmen</text:p>
            </text:list-item>
          </text:list>
        </text:list-item>
        <text:list-item>
          <text:p text:style-name="P56">Unser Algorithmus</text:p>
          <text:list>
            <text:list-item>
              <text:p text:style-name="P56">Ziel unseres Algorithmus</text:p>
              <text:list>
                <text:list-item>
                  <text:p text:style-name="P56">Primzahlen Definition</text:p>
                </text:list-item>
                <text:list-item>
                  <text:p text:style-name="P56">Relevanz des Primzahlproblems</text:p>
                </text:list-item>
              </text:list>
            </text:list-item>
            <text:list-item>
              <text:p text:style-name="P56">Zusammenhänge mit genetischen Algorithmen</text:p>
            </text:list-item>
            <text:list-item>
              <text:p text:style-name="P56">Funktionsweise <text:span text:style-name="T214">(Verwendung von BubbleSort erwähnen)</text:span></text:p>
              <text:list>
                <text:list-item>
                  <text:p text:style-name="P58">Sieb des Eratostheens</text:p>
                  <text:list>
                    <text:list-item>
                      <text:p text:style-name="P59">Programmablaufplan</text:p>
                    </text:list-item>
                    <text:list-item>
                      <text:p text:style-name="P59">Quellcode</text:p>
                    </text:list-item>
                    <text:list-item>
                      <text:p text:style-name="P59">Optimierung</text:p>
                    </text:list-item>
                    <text:list-item>
                      <text:p text:style-name="P60">Wie haben wir die Zeiten gemessen?</text:p>
                    </text:list-item>
                  </text:list>
                </text:list-item>
                <text:list-item>
                  <text:p text:style-name="P61">Programmablaufplan</text:p>
                </text:list-item>
                <text:list-item>
                  <text:p text:style-name="P62">Quellcode</text:p>
                </text:list-item>
              </text:list>
            </text:list-item>
            <text:list-item>
              <text:p text:style-name="P48"><text:span text:style-name="Absatz-Standardschriftart"><text:span text:style-name="T1">Laufzeitkomplexität</text:span></text:span></text:p>
              <text:list>
                <text:list-item>
                  <text:p text:style-name="P49"><text:span text:style-name="Absatz-Standardschriftart"><text:span text:style-name="T8">Sieb des Eratothenes</text:span></text:span></text:p>
                  <text:list>
                    <text:list-item>
                      <text:p text:style-name="P50"><text:span text:style-name="Absatz-Standardschriftart"><text:span text:style-name="T11">Optimierung</text:span></text:span></text:p>
                    </text:list-item>
                  </text:list>
                </text:list-item>
                <text:list-item>
                  <text:p text:style-name="P51"><text:span text:style-name="Absatz-Standardschriftart"><text:span text:style-name="T9">Gesamter Algorithmus</text:span></text:span></text:p>
                </text:list-item>
              </text:list>
            </text:list-item>
          </text:list>
        </text:list-item>
        <text:list-item>
          <text:p text:style-name="P52"><text:span text:style-name="Absatz-Standardschriftart"><text:span text:style-name="T10">Ergebnis</text:span></text:span></text:p>
        </text:list-item>
      </text:list>
      <text:p text:style-name="Listenabsatz"><text:span text:style-name="Absatz-Standardschriftart"><text:span text:style-name="T1"/></text:span></text:p>
      <text:p text:style-name="Listenabsatz"><text:span text:style-name="Absatz-Standardschriftart"><text:span text:style-name="T1"/></text:span></text:p>
      <text:p text:style-name="P4"><text:span text:style-name="Absatz-Standardschriftart"><text:span text:style-name="T2">Definition Primzahl:</text:span></text:span></text:p>
      <text:p text:style-name="P23"><text:span text:style-name="Absatz-Standardschriftart"><text:span text:style-name="T2">Eine natürliche Zahl ist genau dann eine Primzahl, wenn sie </text:span></text:span><text:span text:style-name="Absatz-Standardschriftart"><text:span text:style-name="T3">größer als eins und </text:span></text:span><text:span text:style-name="Absatz-Standardschriftart"><text:span text:style-name="T2">nur durch sich selbst und eins teilbar ist. </text:span></text:span><text:span text:style-name="Absatz-Standardschriftart"><text:span text:style-name="T5">Somit ist d</text:span></text:span><text:span text:style-name="Absatz-Standardschriftart"><text:span text:style-name="T4">ie Mächtigkeit der Teilermenge einer Primzahl zwei.</text:span></text:span></text:p>
      <text:p text:style-name="P23"><text:span text:style-name="Absatz-Standardschriftart"><text:span text:style-name="T4"/></text:span></text:p>
      <text:p text:style-name="P24"><text:span text:style-name="Absatz-Standardschriftart"><text:span text:style-name="T138">Definition Effizienz eines Algorithmus:</text:span></text:span></text:p>
      <text:p text:style-name="P24"><text:span text:style-name="Absatz-Standardschriftart"><text:span text:style-name="T138">Ein Algorithmus ist genau dann effizient, wenn er ein vorgegebenes Problem mit möglichst </text:span></text:span><text:span text:style-name="Absatz-Standardschriftart"><text:span text:style-name="T139">wenig Ressourcenaufwand (zB.: Speicher, Zeit) löst.</text:span></text:span></text:p>
      <text:p text:style-name="P24"><text:span text:style-name="Absatz-Standardschriftart"><text:span text:style-name="T139"/></text:span></text:p>
      <text:p text:style-name="P25"><text:span text:style-name="Absatz-Standardschriftart"><text:span text:style-name="T140">Definition Laufzeit:</text:span></text:span></text:p>
      <text:p text:style-name="P25"><text:span text:style-name="Absatz-Standardschriftart"><text:span text:style-name="T140">Die Anzhal der Schritte, </text:span></text:span><text:span text:style-name="Absatz-Standardschriftart"><text:span text:style-name="T141">die ein Algorithmus zur Lösung eines Problems benötigt, wird als Laufzeit bezeichnet.</text:span></text:span></text:p>
      <text:p text:style-name="P25"><text:span text:style-name="Absatz-Standardschriftart"><text:span text:style-name="T141"/></text:span></text:p>
      <text:p text:style-name="P35"><text:span text:style-name="Absatz-Standardschriftart"><text:span text:style-name="T172">Definition </text:span></text:span><text:span text:style-name="Absatz-Standardschriftart"><text:span text:style-name="T210">Computer</text:span></text:span><text:span text:style-name="Absatz-Standardschriftart"><text:span text:style-name="T172">cluster:</text:span></text:span></text:p>
      <text:p text:style-name="P42"><text:span text:style-name="Absatz-Standardschriftart"><text:span text:style-name="T211">Ein Computercluster ist </text:span></text:span><text:span text:style-name="Absatz-Standardschriftart"><text:span text:style-name="T212">Netz aus zusammengeschalteten Computern. </text:span></text:span><text:span text:style-name="Absatz-Standardschriftart"><text:span text:style-name="T213">Es wird meistens zur Lösung von Problemen verwendet, für die die Leistung eines Computers nicht ausreichend ist.</text:span></text:span></text:p>
      <text:p text:style-name="P22"><text:span text:style-name="Absatz-Standardschriftart"><text:span text:style-name="T13"/></text:span></text:p>
      <text:p text:style-name="P22"><text:span text:style-name="Absatz-Standardschriftart"><text:span text:style-name="T13"/></text:span></text:p>
      <text:p text:style-name="P22"><text:soft-page-break/><text:span text:style-name="Absatz-Standardschriftart"><text:span text:style-name="T13"/></text:span></text:p>
      <text:p text:style-name="P22"><text:span text:style-name="Absatz-Standardschriftart"><text:span text:style-name="T13">Ziel unseres Algortihmus:</text:span></text:span></text:p>
      <text:p text:style-name="P2"><text:span text:style-name="Absatz-Standardschriftart"><text:span text:style-name="T14">Bisher g</text:span></text:span><text:span text:style-name="Absatz-Standardschriftart"><text:span text:style-name="T16">e</text:span></text:span><text:span text:style-name="Absatz-Standardschriftart"><text:span text:style-name="T14">b</text:span></text:span><text:span text:style-name="Absatz-Standardschriftart"><text:span text:style-name="T15">e</text:span></text:span><text:span text:style-name="Absatz-Standardschriftart"><text:span text:style-name="T14"> es keine Formel, welche Primzahlen effizient berechenbar generiert. </text:span></text:span></text:p>
      <text:p text:style-name="P3"><text:span text:style-name="Absatz-Standardschriftart"><text:span text:style-name="T17">Wir wollen solch eine </text:span></text:span><text:span text:style-name="Absatz-Standardschriftart"><text:span text:style-name="T18">mit Hilfe eines genetischen Algorithmus</text:span></text:span><text:span text:style-name="Absatz-Standardschriftart"><text:span text:style-name="T17"> finden. </text:span></text:span><text:span text:style-name="Absatz-Standardschriftart"><text:span text:style-name="T19">Hierfür </text:span></text:span><text:span text:style-name="Absatz-Standardschriftart"><text:span text:style-name="T20">soll </text:span></text:span><text:span text:style-name="Absatz-Standardschriftart"><text:span text:style-name="T22">dieser </text:span></text:span><text:span text:style-name="Absatz-Standardschriftart"><text:span text:style-name="T20">eine Folge </text:span></text:span><text:span text:style-name="Absatz-Standardschriftart"><text:span text:style-name="T23">finden</text:span></text:span><text:span text:style-name="Absatz-Standardschriftart"><text:span text:style-name="T20">, welche </text:span></text:span><text:span text:style-name="Absatz-Standardschriftart"><text:span text:style-name="T21">möglichst genau Primzahlen beschreibt.</text:span></text:span></text:p>
      <text:p text:style-name="Listenabsatz"><text:span text:style-name="Absatz-Standardschriftart"><text:span text:style-name="T1"/></text:span></text:p>
      <text:p text:style-name="P1"><text:span text:style-name="Absatz-Standardschriftart"><text:span text:style-name="T6">Relevanz des Primzahlproblems:</text:span></text:span></text:p>
      <text:list xml:id="list3048714269540260943" text:style-name="L2">
        <text:list-header>
          <text:p text:style-name="P64"><text:span text:style-name="Absatz-Standardschriftart"><text:span text:style-name="T7">Über 2000 Jahre lang konnte man keinen praktischen Nutzen aus dem Wissen über di</text:span></text:span><text:span text:style-name="Absatz-Standardschriftart"><text:span text:style-name="T147">e</text:span></text:span><text:span text:style-name="Absatz-Standardschriftart"><text:span text:style-name="T7"> Primzahlen ziehen. Dies änderte sich erst mit dem Aufkommen elektronischer Rechenmaschinen, bei denen die Primzahlen beispielsweise in der </text:span></text:span><text:span text:style-name="Absatz-Standardschriftart"><text:span text:style-name="T148">Kryptographie</text:span></text:span><text:span text:style-name="Absatz-Standardschriftart"><text:span text:style-name="T7"> eine zentrale Rolle spielen.</text:span></text:span></text:p>
        </text:list-header>
      </text:list>
      <text:p text:style-name="P32"><text:span text:style-name="Absatz-Standardschriftart"><text:span text:style-name="T149">So gibt es Verschlüsselungsalgorithmen, </text:span></text:span><text:span text:style-name="Absatz-Standardschriftart"><text:span text:style-name="T150">welche auf der Primfaktorzerlegung basieren. Ein modernes Beispiel </text:span></text:span><text:span text:style-name="Absatz-Standardschriftart"><text:span text:style-name="T151">hierf</text:span></text:span><text:span text:style-name="Absatz-Standardschriftart"><text:span text:style-name="T154">ü</text:span></text:span><text:span text:style-name="Absatz-Standardschriftart"><text:span text:style-name="T151">r ist der RSA-Algorithmus. </text:span></text:span><text:span text:style-name="Absatz-Standardschriftart"><text:span text:style-name="T152">Dessen Verschlüsselung ist sicher, da bisher offiziell keine </text:span></text:span><text:span text:style-name="Absatz-Standardschriftart"><text:span text:style-name="T153">Methode gefunden wurde, Zahlen effizient in ihre Primfaktoren zu zerlegen.</text:span></text:span></text:p>
      <text:p text:style-name="P32"><text:span text:style-name="Absatz-Standardschriftart"><text:span text:style-name="T153"/></text:span></text:p>
      <text:p text:style-name="P33"><text:span text:style-name="Absatz-Standardschriftart"><text:span text:style-name="T155">Funktionsweise RSA:</text:span></text:span></text:p>
      <text:p text:style-name="P33"><text:span text:style-name="Absatz-Standardschriftart"><text:span text:style-name="T155">…</text:span></text:span></text:p>
      <text:p text:style-name="P33"><text:span text:style-name="Absatz-Standardschriftart"><text:span text:style-name="T155"/></text:span></text:p>
      <text:p text:style-name="P41"><text:span text:style-name="Absatz-Standardschriftart"><text:span text:style-name="T156">Aktuell gibt es einen RSA-Wettbewerb </text:span></text:span><text:span text:style-name="Absatz-Standardschriftart"><text:span text:style-name="T161">(https://en.wikipedia.org/wiki/RSA_Factoring_Challenge)</text:span></text:span><text:span text:style-name="Absatz-Standardschriftart"><text:span text:style-name="T156">. </text:span></text:span><text:span text:style-name="Absatz-Standardschriftart"><text:span text:style-name="T157">Ziel ist es, die zwei </text:span></text:span><text:span text:style-name="Absatz-Standardschriftart"><text:span text:style-name="T158">Primf</text:span></text:span><text:span text:style-name="Absatz-Standardschriftart"><text:span text:style-name="T157">aktoren einer RSA Zahl </text:span></text:span><text:span text:style-name="Absatz-Standardschriftart"><text:span text:style-name="T158">zu finden. </text:span></text:span><text:span text:style-name="Absatz-Standardschriftart"><text:span text:style-name="T160">D</text:span></text:span><text:span text:style-name="Absatz-Standardschriftart"><text:span text:style-name="T162">e</text:span></text:span><text:span text:style-name="Absatz-Standardschriftart"><text:span text:style-name="T160">nn f</text:span></text:span><text:span text:style-name="Absatz-Standardschriftart"><text:span text:style-name="T159">indet man diese, so ist die Verschlüsselung geknackt. </text:span></text:span><text:span text:style-name="Absatz-Standardschriftart"><text:span text:style-name="T205">Dies wird mit einem entsprechenden Preisgeld belohnt.</text:span></text:span></text:p>
      <text:p text:style-name="P41"><text:span text:style-name="Absatz-Standardschriftart"><text:span text:style-name="T163">Die bisher größte </text:span></text:span><text:span text:style-name="Absatz-Standardschriftart"><text:span text:style-name="T165">zerlgte</text:span></text:span><text:span text:style-name="Absatz-Standardschriftart"><text:span text:style-name="T164"> </text:span></text:span><text:span text:style-name="Absatz-Standardschriftart"><text:span text:style-name="T163">RSA Zahl </text:span></text:span><text:span text:style-name="Absatz-Standardschriftart"><text:span text:style-name="T164">hat 232 Dezimalstellen (768 Bits, </text:span></text:span><text:span text:style-name="Absatz-Standardschriftart"><text:span text:style-name="T167">RSA-768</text:span></text:span><text:span text:style-name="Absatz-Standardschriftart"><text:span text:style-name="T164">) un</text:span></text:span><text:span text:style-name="Absatz-Standardschriftart"><text:span text:style-name="T166">d wurde </text:span></text:span><text:span text:style-name="Absatz-Standardschriftart"><text:span text:style-name="T168">am 12. Dezember 2009 von Thorsten Kleinjung, Paul Zimmermann u.a. </text:span></text:span><text:span text:style-name="Absatz-Standardschriftart"><text:span text:style-name="T175">für ein Preisgeld von $50000 USD </text:span></text:span><text:span text:style-name="Absatz-Standardschriftart"><text:span text:style-name="T168">faktorisiert. </text:span></text:span><text:span text:style-name="Absatz-Standardschriftart"><text:span text:style-name="T169">Hierfür </text:span></text:span><text:span text:style-name="Absatz-Standardschriftart"><text:span text:style-name="T170">wurde ein </text:span></text:span><text:span text:style-name="Absatz-Standardschriftart"><text:span text:style-name="T171">Rechencluster verwendet, </text:span></text:span><text:span text:style-name="Absatz-Standardschriftart"><text:span text:style-name="T173">welches etwa tausend Mal schneller als ein 2,2GHz AMD Opteron single-core Prozessor ist. Trotzdem dauerte die Faktorisierung </text:span></text:span><text:span text:style-name="Absatz-Standardschriftart"><text:span text:style-name="T174">zwei Jahre. </text:span></text:span></text:p>
      <text:p text:style-name="P36"><text:span text:style-name="Absatz-Standardschriftart"><text:span text:style-name="T176">Dabei muss </text:span></text:span><text:span text:style-name="Absatz-Standardschriftart"><text:span text:style-name="T183">bedacht werden</text:span></text:span><text:span text:style-name="Absatz-Standardschriftart"><text:span text:style-name="T176">, dass heutzutage </text:span></text:span><text:span text:style-name="Absatz-Standardschriftart"><text:span text:style-name="T177">eher längere </text:span></text:span><text:span text:style-name="Absatz-Standardschriftart"><text:span text:style-name="T176">RSA-</text:span></text:span><text:span text:style-name="Absatz-Standardschriftart"><text:span text:style-name="T177">Zahlen verwendet werden. </text:span></text:span><text:span text:style-name="Absatz-Standardschriftart"><text:span text:style-name="T178">Häufig verbreitet sind Zahlen im Bereich von </text:span></text:span><text:span text:style-name="Absatz-Standardschriftart"><text:span text:style-name="T179">309 bis </text:span></text:span><text:span text:style-name="Absatz-Standardschriftart"><text:span text:style-name="T180">617 Dezimalstellen (1024-2048 Bits </text:span></text:span><text:span text:style-name="Absatz-Standardschriftart"><text:span text:style-name="T206">(das Preisgeld für eine RSA-2048-Zahl beträgt aktuell </text:span></text:span><text:span text:style-name="Absatz-Standardschriftart"><text:span text:style-name="T207">$200000 USD (</text:span></text:span><text:span text:style-name="Absatz-Standardschriftart"><text:span text:style-name="T208">2.01.17)</text:span></text:span><text:span text:style-name="Absatz-Standardschriftart"><text:span text:style-name="T180">)</text:span></text:span><text:span text:style-name="Absatz-Standardschriftart"><text:span text:style-name="T209">)</text:span></text:span><text:span text:style-name="Absatz-Standardschriftart"><text:span text:style-name="T180">.</text:span></text:span></text:p>
      <text:p text:style-name="P37"><text:span text:style-name="Absatz-Standardschriftart"><text:span text:style-name="T181">Zusätzlich sollte die Verschlüsselung in ein paar Minuten, am besten wenige Sekunden, erfolgen. </text:span></text:span><text:span text:style-name="Absatz-Standardschriftart"><text:span text:style-name="T182">So könnte </text:span></text:span><text:span text:style-name="Absatz-Standardschriftart"><text:span text:style-name="T184">das Passwort zum Bankaccount per Man-In-The-Middle-Angriff einfach ausgelesen werden. </text:span></text:span><text:span text:style-name="Absatz-Standardschriftart"><text:span text:style-name="T185">Dies ist natürlich nur eine von den vielen fatalen Folgen, wenn RSA geknackt werden würde.</text:span></text:span><text:span text:style-name="Absatz-Standardschriftart"><text:span text:style-name="T186"> </text:span></text:span><text:span text:style-name="Absatz-Standardschriftart"><text:span text:style-name="T187">Der Mensch könnte seine Privatsphäre verlieren und zum ,,gläsernen Menschen“ werden.</text:span></text:span></text:p>
      <text:p text:style-name="P38"><text:span text:style-name="Absatz-Standardschriftart"><text:span text:style-name="T188">Eine primzahlbeschreibende Folge </text:span></text:span><text:span text:style-name="Absatz-Standardschriftart"><text:span text:style-name="T189">wird vor allem in der Kryptographie </text:span></text:span><text:span text:style-name="Absatz-Standardschriftart"><text:span text:style-name="T190">benötigt. </text:span></text:span><text:span text:style-name="Absatz-Standardschriftart"><text:span text:style-name="T191">Damit RSA funktioniert, werden zunächst zwei Primzahlen erzeugt. Diese müssen zunächst gefunden werden. Hierfür werden Test wie der Rabin-Miller-Test verwendet, </text:span></text:span><text:span text:style-name="Absatz-Standardschriftart"><text:span text:style-name="T192">der allerdings </text:span></text:span><text:span text:style-name="Absatz-Standardschriftart"><text:span text:style-name="T193">nur über eine Zahl zwei Aussagen kann: </text:span></text:span><text:span text:style-name="Absatz-Standardschriftart"><text:span text:style-name="T194">zusammengesetzt</text:span></text:span><text:span text:style-name="Absatz-Standardschriftart"><text:span text:style-name="T193"> oder wahrscheinlich prim. </text:span></text:span><text:span text:style-name="Absatz-Standardschriftart"><text:span text:style-name="T195">Er liefert also </text:span></text:span><text:span text:style-name="Absatz-Standardschriftart"><text:span text:style-name="T196">nicht mit hundertprozentiger Sicherheit Zahlen, die anschließend für RSA verwendet werden. </text:span></text:span><text:span text:style-name="Absatz-Standardschriftart"><text:span text:style-name="T197">Ist eine Zahl nicht prim, funktioniert </text:span></text:span><text:span text:style-name="Absatz-Standardschriftart"><text:span text:style-name="T198">der </text:span></text:span><text:span text:style-name="Absatz-Standardschriftart"><text:span text:style-name="T197">RSA-</text:span></text:span><text:span text:style-name="Absatz-Standardschriftart"><text:span text:style-name="T199">Algorithmus</text:span></text:span><text:span text:style-name="Absatz-Standardschriftart"><text:span text:style-name="T197"> nicht und kann geknackt werden. </text:span></text:span></text:p>
      <text:p text:style-name="P39"><text:span text:style-name="Absatz-Standardschriftart"><text:span text:style-name="T200">Dies kann verhindert werden, indem stets mit hundertprozentiger Sicherheit über eine Zahl ausgesagt werden kann, </text:span></text:span><text:span text:style-name="Absatz-Standardschriftart"><text:span text:style-name="T201">ob sie prim ist. </text:span></text:span><text:span text:style-name="Absatz-Standardschriftart"><text:span text:style-name="T202">Hierfür könnte eine Folge für Primzahlen </text:span></text:span><text:span text:style-name="Absatz-Standardschriftart"><text:span text:style-name="T203">verwendet werden</text:span></text:span><text:span text:style-name="Absatz-Standardschriftart"><text:span text:style-name="T202"> und </text:span></text:span><text:span text:style-name="Absatz-Standardschriftart"><text:span text:style-name="T203">somit </text:span></text:span><text:span text:style-name="Absatz-Standardschriftart"><text:span text:style-name="T202">die Primzahltest ablösen.</text:span></text:span></text:p>
      <text:p text:style-name="P40"><text:span text:style-name="Absatz-Standardschriftart"><text:span text:style-name="T204">Ein weiteres Problem ist folgendes: Finde die </text:span></text:span><text:span text:style-name="Absatz-Standardschriftart"><text:span text:style-name="T39">n</text:span></text:span><text:span text:style-name="Absatz-Standardschriftart"><text:span text:style-name="T128">te Primzahl. </text:span></text:span><text:span text:style-name="Absatz-Standardschriftart"><text:span text:style-name="T129">Beim Sieb des Eratosthenes </text:span></text:span><text:span text:style-name="Absatz-Standardschriftart"><text:span text:style-name="T132">zum Beispiel </text:span></text:span><text:span text:style-name="Absatz-Standardschriftart"><text:span text:style-name="T129">müssen zunächst alle Primzahlen vor der </text:span></text:span><text:span text:style-name="Absatz-Standardschriftart"><text:span text:style-name="T40">n</text:span></text:span><text:span text:style-name="Absatz-Standardschriftart"><text:span text:style-name="T129">ten gefunden werden. </text:span></text:span><text:span text:style-name="Absatz-Standardschriftart"><text:span text:style-name="T130">Gäbe es eine Folge für Primzahlen, </text:span></text:span><text:span text:style-name="Absatz-Standardschriftart"><text:span text:style-name="T131">könnte dieses Problem wesentlich effizienter gelöst werden. </text:span></text:span><text:span text:style-name="Absatz-Standardschriftart"><text:span text:style-name="T136">Folglich</text:span></text:span><text:span text:style-name="Absatz-Standardschriftart"><text:span text:style-name="T133"> wäre</text:span></text:span><text:span text:style-name="Absatz-Standardschriftart"><text:span text:style-name="T134">n </text:span></text:span><text:span text:style-name="Absatz-Standardschriftart"><text:span text:style-name="T135">Algorithmen zum Finden von Primzahlen wie das Sieb des Eratosthenes obsolet.</text:span></text:span></text:p>
      <text:p text:style-name="P34"><text:span text:style-name="Absatz-Standardschriftart"><text:span text:style-name="T174"/></text:span></text:p>
      <text:p text:style-name="P45"><text:span text:style-name="Absatz-Standardschriftart"><text:span text:style-name="T12"/></text:span></text:p>
      <text:p text:style-name="P43"><text:span text:style-name="Absatz-Standardschriftart"><text:span text:style-name="T12">Das Sieb des Eratosthenes:</text:span></text:span></text:p>
      <text:p text:style-name="P44"><text:span text:style-name="Absatz-Standardschriftart"><text:span text:style-name="T24">Das Sieb des Eratosthenes ist ein Algorithmus, mit welchen man Primzahlen findet kann. Er wurde</text:span></text:span></text:p>
      <text:p text:style-name="P5"><text:soft-page-break/><text:span text:style-name="Absatz-Standardschriftart"><text:span text:style-name="T24">nach dem grieschischen Mathematiker Eratosthenes von Kyrene bennant, </text:span></text:span><text:span text:style-name="Absatz-Standardschriftart"><text:span text:style-name="T25">welcher im 3. Jahrhundert v. Chr. lebte. </text:span></text:span><text:span text:style-name="Absatz-Standardschriftart"><text:span text:style-name="T27">Laut</text:span></text:span><text:span text:style-name="Absatz-Standardschriftart"><text:span text:style-name="T26"> wikipedia.org </text:span></text:span><text:span text:style-name="Absatz-Standardschriftart"><text:span text:style-name="T27">habe dieser selbst nicht das Verfahren entdeckt. Eratosthenes habe lediglich die Bezeichnung ,,Sieb“ eingeführt </text:span></text:span><text:span text:style-name="Absatz-Standardschriftart"><text:span text:style-name="T28">(</text:span></text:span><text:a xlink:type="simple" xlink:href="https://de.wikipedia.org/wiki/Sieb_des_Eratosthenes" text:style-name="Internet_20_link" text:visited-style-name="Visited_20_Internet_20_Link"><text:span text:style-name="Absatz-Standardschriftart">https://de.wikipedia.org/wiki/Sieb_des_Eratosthenes</text:span></text:a><text:span text:style-name="Absatz-Standardschriftart"><text:span text:style-name="T29">)</text:span></text:span><text:span text:style-name="Absatz-Standardschriftart"><text:span text:style-name="T27">.</text:span></text:span></text:p>
      <text:p text:style-name="P26"><text:span text:style-name="Absatz-Standardschriftart"><text:span text:style-name="T142">Für Primzahlen kleiner 10000000 </text:span></text:span><text:span text:style-name="Absatz-Standardschriftart"><text:span text:style-name="T143">zählt der Algorithmus zu den effizientesten Methoden. Für größere Zahlen empfehlen sich effizientere Algorithmen,. </text:span></text:span><text:span text:style-name="Absatz-Standardschriftart"><text:span text:style-name="T144">Beispiele sind</text:span></text:span><text:span text:style-name="Absatz-Standardschriftart"><text:span text:style-name="T143"> der Lehmann-Test oder </text:span></text:span><text:span text:style-name="Absatz-Standardschriftart"><text:span text:style-name="T144">der </text:span></text:span><text:span text:style-name="Absatz-Standardschriftart"><text:span text:style-name="T143">Rabin-Miller-Test, </text:span></text:span><text:span text:style-name="Absatz-Standardschriftart"><text:span text:style-name="T144">welcher </text:span></text:span><text:span text:style-name="Absatz-Standardschriftart"><text:span text:style-name="T145">auch in modernen Verschlüsselungsalgortihmen </text:span></text:span><text:span text:style-name="Absatz-Standardschriftart"><text:span text:style-name="T146">(RSA) </text:span></text:span><text:span text:style-name="Absatz-Standardschriftart"><text:span text:style-name="T145">verwendet wird.</text:span></text:span></text:p>
      <text:p text:style-name="P6"><text:span text:style-name="Absatz-Standardschriftart"><text:span text:style-name="T27"/></text:span></text:p>
      <text:p text:style-name="P7"><text:span text:style-name="Absatz-Standardschriftart"><text:span text:style-name="T30">Funktionsweise:</text:span></text:span></text:p>
      <text:p text:style-name="P8"><text:span text:style-name="Absatz-Standardschriftart"><text:span text:style-name="T31">Zu Beginn werden alle natürlichen Zahlen von 2 bis einer Grenze </text:span></text:span><text:span text:style-name="Absatz-Standardschriftart"><text:span text:style-name="T32">limit </text:span></text:span><text:span text:style-name="Absatz-Standardschriftart"><text:span text:style-name="T41">aufgeschrieben. </text:span></text:span><text:span text:style-name="Absatz-Standardschriftart"><text:span text:style-name="T42">Anfangs sind all diese </text:span></text:span><text:span text:style-name="Absatz-Standardschriftart"><text:span text:style-name="T43">nicht gestrichen und somit potentielle Primzahlen.</text:span></text:span><text:span text:style-name="Absatz-Standardschriftart"><text:span text:style-name="T44"> </text:span></text:span><text:span text:style-name="Absatz-Standardschriftart"><text:span text:style-name="T45">Nun durchläuft man das Intervall. </text:span></text:span><text:span text:style-name="Absatz-Standardschriftart"><text:span text:style-name="T46">Trifft man auf eine ungestrichene Zahl, so ist diese eine Primzahl. </text:span></text:span><text:span text:style-name="Absatz-Standardschriftart"><text:span text:style-name="T47">Jetzt werden alle Vielfachen dieser gestrichen, die größer oder gleich deren Quadrat sind. </text:span></text:span><text:span text:style-name="Absatz-Standardschriftart"><text:span text:style-name="T48">Ist man am Ende des Intervalls angekommen, </text:span></text:span><text:span text:style-name="Absatz-Standardschriftart"><text:span text:style-name="T49">liegen sowohl gestrichene als ungestrichene Zahlen vor. </text:span></text:span><text:span text:style-name="Absatz-Standardschriftart"><text:span text:style-name="T51">Dabei ist j</text:span></text:span><text:span text:style-name="Absatz-Standardschriftart"><text:span text:style-name="T49">ede ungestrichene Zahl </text:span></text:span><text:span text:style-name="Absatz-Standardschriftart"><text:span text:style-name="T50">prim</text:span></text:span><text:span text:style-name="Absatz-Standardschriftart"><text:span text:style-name="T49">.</text:span></text:span></text:p>
      <text:p text:style-name="P8"><text:span text:style-name="Absatz-Standardschriftart"><text:span text:style-name="T49"/></text:span></text:p>
      <text:p text:style-name="P10"><text:span text:style-name="Absatz-Standardschriftart"><text:span text:style-name="T54">Es genügt, die Vielfachen von Primzahlen zu streichen, die kleiner oder gleich der Wurzel der Grenze </text:span></text:span><text:span text:style-name="Absatz-Standardschriftart"><text:span text:style-name="T33">limit </text:span></text:span><text:span text:style-name="Absatz-Standardschriftart"><text:span text:style-name="T55">sind. </text:span></text:span><text:span text:style-name="Absatz-Standardschriftart"><text:span text:style-name="T56">Denn ist ein Primfaktor einer zusammengesetzten Zahl immer kleiner gleich der Wurze</text:span></text:span><text:span text:style-name="Absatz-Standardschriftart"><text:span text:style-name="T57">l der zusammengesetzten Zahl.</text:span></text:span></text:p>
      <text:p text:style-name="P9"><text:span text:style-name="Absatz-Standardschriftart"><text:span text:style-name="T52"/></text:span></text:p>
      <text:p text:style-name="P11"><text:span text:style-name="Absatz-Standardschriftart"><text:span text:style-name="T58">Außerdem</text:span></text:span><text:span text:style-name="Absatz-Standardschriftart"><text:span text:style-name="T52"> muss </text:span></text:span><text:span text:style-name="Absatz-Standardschriftart"><text:span text:style-name="T59">b</text:span></text:span><text:span text:style-name="Absatz-Standardschriftart"><text:span text:style-name="T52">eim Streichen der Vielfachen erst mit dem Quadrat der Primzahl begonnen werden, da </text:span></text:span><text:span text:style-name="Absatz-Standardschriftart"><text:span text:style-name="T53">alle kleineren Vielfachen bereits getrichen wurden.</text:span></text:span></text:p>
      <text:p text:style-name="P11"><text:span text:style-name="Absatz-Standardschriftart"><text:span text:style-name="T53"/></text:span></text:p>
      <text:p text:style-name="P12"><text:span text:style-name="Absatz-Standardschriftart"><text:span text:style-name="T64">Programmablaufplan offiziell</text:span></text:span><text:span text:style-name="Absatz-Standardschriftart"><text:span text:style-name="T60">:</text:span></text:span></text:p>
      <text:p text:style-name="P12"><text:span text:style-name="Absatz-Standardschriftart"><text:span text:style-name="T60"/></text:span></text:p>
      <text:p text:style-name="P27"><text:span text:style-name="Absatz-Standardschriftart"><text:span text:style-name="T103">Die </text:span></text:span><text:span text:style-name="Absatz-Standardschriftart"><text:span text:style-name="T105">asymptotische </text:span></text:span><text:span text:style-name="Absatz-Standardschriftart"><text:span text:style-name="T103">Laufzeitkomplexität </text:span></text:span><text:span text:style-name="Absatz-Standardschriftart"><text:span text:style-name="T104">ergibt sich für eine obere Grenze n wie fol</text:span></text:span><text:span text:style-name="Absatz-Standardschriftart"><text:span text:style-name="T127">g</text:span></text:span><text:span text:style-name="Absatz-Standardschriftart"><text:span text:style-name="T104">t:</text:span></text:span></text:p>
      <text:p text:style-name="P27"><text:span text:style-name="Absatz-Standardschriftart"><text:span text:style-name="T216">...</text:span></text:span><text:span text:style-name="Absatz-Standardschriftart"><text:span text:style-name="T217">sieve.pdf</text:span></text:span></text:p>
      <text:p text:style-name="P12"><text:span text:style-name="Absatz-Standardschriftart"><text:span text:style-name="T60"/></text:span></text:p>
      <text:p text:style-name="P13"><text:span text:style-name="Absatz-Standardschriftart"><text:span text:style-name="T61">Programmablaufplan ohne </text:span></text:span><text:span text:style-name="Absatz-Standardschriftart"><text:span text:style-name="T65">die eins</text:span></text:span><text:span text:style-name="Absatz-Standardschriftart"><text:span text:style-name="T61"> und sqrt():</text:span></text:span></text:p>
      <text:p text:style-name="P13"><text:span text:style-name="Absatz-Standardschriftart"><text:span text:style-name="T61"/></text:span></text:p>
      <text:p text:style-name="P15"><text:span text:style-name="Absatz-Standardschriftart"><text:span text:style-name="T72">Da die eins keine Primzahl ist, kann man sie vorab ignorieren. Somit </text:span></text:span><text:span text:style-name="Absatz-Standardschriftart"><text:span text:style-name="T73">wird die Länge des </text:span></text:span><text:span text:style-name="Absatz-Standardschriftart"><text:span text:style-name="T34">primes</text:span></text:span><text:span text:style-name="Absatz-Standardschriftart"><text:span text:style-name="T73">-</text:span></text:span><text:span text:style-name="Absatz-Standardschriftart"><text:span text:style-name="T74">P</text:span></text:span><text:span text:style-name="Absatz-Standardschriftart"><text:span text:style-name="T73">uffers </text:span></text:span><text:span text:style-name="Absatz-Standardschriftart"><text:span text:style-name="T75">um ein Byte verringert </text:span></text:span><text:span text:style-name="Absatz-Standardschriftart"><text:span text:style-name="T76">(Speichereffizienz)</text:span></text:span><text:span text:style-name="Absatz-Standardschriftart"><text:span text:style-name="T75">. </text:span></text:span><text:span text:style-name="Absatz-Standardschriftart"><text:span text:style-name="T77">Zusätzlich muss zu Beginn ein Byte initialisiert werden. </text:span></text:span><text:span text:style-name="Absatz-Standardschriftart"><text:span text:style-name="T78">In der äußeren for()-Schleife wird ebenfalls ein Durchlauf weniger benötigt (Zeiteffizienz).</text:span></text:span></text:p>
      <text:p text:style-name="P15"><text:span text:style-name="Absatz-Standardschriftart"><text:span text:style-name="T78"/></text:span></text:p>
      <text:p text:style-name="P28"><text:span text:style-name="Absatz-Standardschriftart"><text:span text:style-name="T106">Das Radizieren an einem Computer ist ineffizienter als das Quadrieren. </text:span></text:span><text:span text:style-name="Absatz-Standardschriftart"><text:span text:style-name="T66">Denn kann für das Radizieren </text:span></text:span><text:span text:style-name="Absatz-Standardschriftart"><text:span text:style-name="T67">eine Bisektion </text:span></text:span><text:span text:style-name="Absatz-Standardschriftart"><text:span text:style-name="T107">(Software) </text:span></text:span><text:span text:style-name="Absatz-Standardschriftart"><text:span text:style-name="T67">benötigt werden, wohingegen Quadrier</text:span></text:span><text:span text:style-name="Absatz-Standardschriftart"><text:span text:style-name="T69">e</text:span></text:span><text:span text:style-name="Absatz-Standardschriftart"><text:span text:style-name="T67">n lediglich eine Multiplikation ist, welche direkt </text:span></text:span><text:span text:style-name="Absatz-Standardschriftart"><text:span text:style-name="T68">in der ALU </text:span></text:span><text:span text:style-name="Absatz-Standardschriftart"><text:span text:style-name="T107">(Hardware) </text:span></text:span><text:span text:style-name="Absatz-Standardschriftart"><text:span text:style-name="T68">ausgeführt werden kann.</text:span></text:span></text:p>
      <text:p text:style-name="P14"><text:span text:style-name="Absatz-Standardschriftart"><text:span text:style-name="T70">Somit </text:span></text:span><text:span text:style-name="Absatz-Standardschriftart"><text:span text:style-name="T71">kann man schreiben:</text:span></text:span></text:p>
      <text:p text:style-name="P14"><text:span text:style-name="Absatz-Standardschriftart"><text:span text:style-name="T71">...</text:span></text:span></text:p>
      <text:p text:style-name="P13"><text:span text:style-name="Absatz-Standardschriftart"><text:span text:style-name="T61"/></text:span></text:p>
      <text:p text:style-name="P13"><text:span text:style-name="Absatz-Standardschriftart"><text:span text:style-name="T62">Programmablaufplan </text:span></text:span><text:span text:style-name="Absatz-Standardschriftart"><text:span text:style-name="T63">u</text:span></text:span><text:span text:style-name="Absatz-Standardschriftart"><text:span text:style-name="T61">nsere</text:span></text:span><text:span text:style-name="Absatz-Standardschriftart"><text:span text:style-name="T63">r</text:span></text:span><text:span text:style-name="Absatz-Standardschriftart"><text:span text:style-name="T61"> </text:span></text:span><text:span text:style-name="Absatz-Standardschriftart"><text:span text:style-name="T62">Optimierungsmaßnamen:</text:span></text:span></text:p>
      <text:p text:style-name="P13"><text:span text:style-name="Absatz-Standardschriftart"><text:span text:style-name="T62"/></text:span></text:p>
      <text:p text:style-name="P16"><text:span text:style-name="Absatz-Standardschriftart"><text:span text:style-name="T79">Der Algorithmus kann weitergehend optimiert werden, indem man Zahlen </text:span></text:span><text:span text:style-name="Absatz-Standardschriftart"><text:span text:style-name="T82">vorab ,,</text:span></text:span><text:span text:style-name="Absatz-Standardschriftart"><text:span text:style-name="T79">streicht“. So haben wir </text:span></text:span><text:span text:style-name="Absatz-Standardschriftart"><text:span text:style-name="T80">alle Vielfachen </text:span></text:span><text:span text:style-name="Absatz-Standardschriftart"><text:span text:style-name="T81">von zwei </text:span></text:span><text:span text:style-name="Absatz-Standardschriftart"><text:span text:style-name="T83">bereits ,,gestrichen“. </text:span></text:span><text:span text:style-name="Absatz-Standardschriftart"><text:span text:style-name="T84">Daraus </text:span></text:span><text:span text:style-name="Absatz-Standardschriftart"><text:span text:style-name="T85">ergibt sich folge</text:span></text:span><text:span text:style-name="Absatz-Standardschriftart"><text:span text:style-name="T86">nde Speichereinsparung:</text:span></text:span></text:p>
      <text:p text:style-name="P16"><text:span text:style-name="Absatz-Standardschriftart"><text:span text:style-name="T86">…</text:span></text:span></text:p>
      <text:p text:style-name="P16"><text:span text:style-name="Absatz-Standardschriftart"><text:span text:style-name="T86"/></text:span></text:p>
      <text:p text:style-name="P17"><text:span text:style-name="Absatz-Standardschriftart"><text:span text:style-name="T87">Auch zeigen unsere Messungen, dass, wenn man alle Vielfachen von zwei weglässt, der Algorithmus mehr als doppelt so schnell </text:span></text:span><text:span text:style-name="Absatz-Standardschriftart"><text:span text:style-name="T88">terminiert</text:span></text:span><text:span text:style-name="Absatz-Standardschriftart"><text:span text:style-name="T87"> (Zeiteffizienz).</text:span></text:span></text:p>
      <text:p text:style-name="P17"><text:span text:style-name="Absatz-Standardschriftart"><text:span text:style-name="T87"/></text:span></text:p>
      <text:p text:style-name="P18"><text:span text:style-name="Absatz-Standardschriftart"><text:span text:style-name="T215">Calc-sheet</text:span></text:span></text:p>
      <text:p text:style-name="P11"><text:span text:style-name="Absatz-Standardschriftart"><text:span text:style-name="T53"/></text:span></text:p>
      <text:p text:style-name="P19"><text:soft-page-break/><text:span text:style-name="Absatz-Standardschriftart"><text:span text:style-name="T89">Wie haben wir die Zeiten gemessen?</text:span></text:span></text:p>
      <text:p text:style-name="P30"><text:span text:style-name="Absatz-Standardschriftart"><text:span text:style-name="T90">Um die Laufzeit des </text:span></text:span><text:span text:style-name="Absatz-Standardschriftart"><text:span text:style-name="T125">Siebes</text:span></text:span><text:span text:style-name="Absatz-Standardschriftart"><text:span text:style-name="T90"> </text:span></text:span><text:span text:style-name="Absatz-Standardschriftart"><text:span text:style-name="T110">für verschiedene Grenzen </text:span></text:span><text:span text:style-name="Absatz-Standardschriftart"><text:span text:style-name="T35">limit </text:span></text:span><text:span text:style-name="Absatz-Standardschriftart"><text:span text:style-name="T90">zu messen, </text:span></text:span><text:span text:style-name="Absatz-Standardschriftart"><text:span text:style-name="T110">wurde das </text:span></text:span><text:span text:style-name="Absatz-Standardschriftart"><text:span text:style-name="T111">Programm </text:span></text:span><text:span text:style-name="Absatz-Standardschriftart"><text:span text:style-name="T112">für jedes </text:span></text:span><text:span text:style-name="Absatz-Standardschriftart"><text:span text:style-name="T36">limit</text:span></text:span><text:span text:style-name="Absatz-Standardschriftart"><text:span text:style-name="T112"> </text:span></text:span><text:span text:style-name="Absatz-Standardschriftart"><text:span text:style-name="T111">jeweils neu kompiliert und ausgeführt. </text:span></text:span><text:span text:style-name="Absatz-Standardschriftart"><text:span text:style-name="T113">Nachdem die Primzahlen gefunden sind, gibt das Programm die </text:span></text:span><text:span text:style-name="Absatz-Standardschriftart"><text:span text:style-name="T117">böntigte Zeit</text:span></text:span><text:span text:style-name="Absatz-Standardschriftart"><text:span text:style-name="T113"> zwischen </text:span></text:span><text:span text:style-name="Absatz-Standardschriftart"><text:span text:style-name="T114">Speicherallokation für den Primzahl-Puffer </text:span></text:span><text:span text:style-name="Absatz-Standardschriftart"><text:span text:style-name="T115">und dem Finden der Primzahlen </text:span></text:span><text:span text:style-name="Absatz-Standardschriftart"><text:span text:style-name="T117">in Sekunden </text:span></text:span><text:span text:style-name="Absatz-Standardschriftart"><text:span text:style-name="T115">aus. Diese Ausgabe wurde in eine .csv-Datei per Linux-Bash umgeleitet, um somit später mit LibreOfficeCalc </text:span></text:span><text:span text:style-name="Absatz-Standardschriftart"><text:span text:style-name="T118">D</text:span></text:span><text:span text:style-name="Absatz-Standardschriftart"><text:span text:style-name="T115">iagramme zu erzeugen. </text:span></text:span><text:span text:style-name="Absatz-Standardschriftart"><text:span text:style-name="T119">Dabei besteht diese Datei aus drei Spalten. Die erste Spalte repräsentiert die aktuelle Grenze </text:span></text:span><text:span text:style-name="Absatz-Standardschriftart"><text:span text:style-name="T37">limi</text:span></text:span><text:span text:style-name="Absatz-Standardschriftart"><text:span text:style-name="T38">t</text:span></text:span><text:span text:style-name="Absatz-Standardschriftart"><text:span text:style-name="T120">, die zweite </text:span></text:span><text:span text:style-name="Absatz-Standardschriftart"><text:span text:style-name="T121">die gemessene Zeit in Sekunden und in der dritten Spalte </text:span></text:span><text:span text:style-name="Absatz-Standardschriftart"><text:span text:style-name="T122">steht die Anzahl gefundener Primzahlen.</text:span></text:span></text:p>
      <text:p text:style-name="P30"><text:span text:style-name="Absatz-Standardschriftart"><text:span text:style-name="T115"/></text:span></text:p>
      <text:p text:style-name="P30"><text:span text:style-name="Absatz-Standardschriftart"><text:span text:style-name="T126">Wir </text:span></text:span><text:span text:style-name="Absatz-Standardschriftart"><text:span text:style-name="T91">verwendeten wir </text:span></text:span><text:span text:style-name="Absatz-Standardschriftart"><text:span text:style-name="T92">folgende</text:span></text:span><text:span text:style-name="Absatz-Standardschriftart"><text:span text:style-name="T116">s </text:span></text:span><text:span text:style-name="Absatz-Standardschriftart"><text:span text:style-name="T123">Bash-</text:span></text:span><text:span text:style-name="Absatz-Standardschriftart"><text:span text:style-name="T116">Sript</text:span></text:span><text:span text:style-name="Absatz-Standardschriftart"><text:span text:style-name="T92">:</text:span></text:span></text:p>
      <text:p text:style-name="P20"><text:span text:style-name="Absatz-Standardschriftart"><text:span text:style-name="T92">…</text:span></text:span></text:p>
      <text:p text:style-name="P20"><text:span text:style-name="Absatz-Standardschriftart"><text:span text:style-name="T92"/></text:span></text:p>
      <text:p text:style-name="P31"><text:span text:style-name="Absatz-Standardschriftart"><text:span text:style-name="T124">und angepasste Versionen der Algorithmen:</text:span></text:span></text:p>
      <text:p text:style-name="P31"><text:span text:style-name="Absatz-Standardschriftart"><text:span text:style-name="T124">...</text:span></text:span></text:p>
      <text:p text:style-name="P20"><text:span text:style-name="Absatz-Standardschriftart"><text:span text:style-name="T92"/></text:span></text:p>
      <text:p text:style-name="P29"><text:span text:style-name="Absatz-Standardschriftart"><text:span text:style-name="T108">Die Messungen erfolgten </text:span></text:span><text:span text:style-name="Absatz-Standardschriftart"><text:span text:style-name="T109">in folgender Umgebung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Operating System</text:p>
          </table:table-cell>
          <table:table-cell table:style-name="Table1.B1" office:value-type="string">
            <text:p text:style-name="P46">Linux Mint 18.1 Cinnamon 64-Bit</text:p>
          </table:table-cell>
        </table:table-row>
        <table:table-row>
          <table:table-cell table:style-name="Table1.A2" office:value-type="string">
            <text:p text:style-name="P47">Cinnamon Version</text:p>
          </table:table-cell>
          <table:table-cell table:style-name="Table1.B2" office:value-type="string">
            <text:p text:style-name="P46">3.2.7</text:p>
          </table:table-cell>
        </table:table-row>
        <table:table-row>
          <table:table-cell table:style-name="Table1.A2" office:value-type="string">
            <text:p text:style-name="P47">Linux Kernel</text:p>
          </table:table-cell>
          <table:table-cell table:style-name="Table1.B2" office:value-type="string">
            <text:p text:style-name="P46">4.4.0-53-generic</text:p>
          </table:table-cell>
        </table:table-row>
        <table:table-row>
          <table:table-cell table:style-name="Table1.A2" office:value-type="string">
            <text:p text:style-name="P47">Processor</text:p>
          </table:table-cell>
          <table:table-cell table:style-name="Table1.B2" office:value-type="string">
            <text:p text:style-name="P46">Intel Core i5-4440 CPU @ 3.10GHz x 4</text:p>
          </table:table-cell>
        </table:table-row>
        <table:table-row>
          <table:table-cell table:style-name="Table1.A2" office:value-type="string">
            <text:p text:style-name="P47">Memory RAM</text:p>
          </table:table-cell>
          <table:table-cell table:style-name="Table1.B2" office:value-type="string">
            <text:p text:style-name="P46">7.7GiB</text:p>
          </table:table-cell>
        </table:table-row>
      </table:table>
      <text:p text:style-name="P29"><text:span text:style-name="Absatz-Standardschriftart"><text:span text:style-name="T109"/></text:span></text:p>
      <text:p text:style-name="P20"><text:span text:style-name="Absatz-Standardschriftart"><text:span text:style-name="T92"/></text:span></text:p>
      <text:p text:style-name="P21"><text:span text:style-name="Absatz-Standardschriftart"><text:span text:style-name="T93">Es wird bewusst nicht die Zeit zum Ausgeben (printf()) mit einbezogen, da die</text:span></text:span><text:span text:style-name="Absatz-Standardschriftart"><text:span text:style-name="T101">se </text:span></text:span><text:span text:style-name="Absatz-Standardschriftart"><text:span text:style-name="T102">allgemein </text:span></text:span><text:span text:style-name="Absatz-Standardschriftart"><text:span text:style-name="T94">einen großen Anteil an Laufzeit </text:span></text:span><text:span text:style-name="Absatz-Standardschriftart"><text:span text:style-name="T95">beansprucht. </text:span></text:span><text:span text:style-name="Absatz-Standardschriftart"><text:span text:style-name="T97">Vergleicht man die folgenden Messwerte mit den obigen, </text:span></text:span><text:span text:style-name="Absatz-Standardschriftart"><text:span text:style-name="T98">so </text:span></text:span><text:span text:style-name="Absatz-Standardschriftart"><text:span text:style-name="T99">ergibt sich bei unserem optimierten Algorithmus für n = 1.000.000 eine Zeit von etwa 1389.054 </text:span></text:span><text:span text:style-name="Absatz-Standardschriftart"><text:span text:style-name="T100">Sekunden</text:span></text:span><text:span text:style-name="Absatz-Standardschriftart"><text:span text:style-name="T99"> mit Ausgabe aller Primzahlen und </text:span></text:span><text:span text:style-name="Absatz-Standardschriftart"><text:span text:style-name="T100">e</text:span></text:span><text:span text:style-name="Absatz-Standardschriftart"><text:span text:style-name="T137">tw</text:span></text:span><text:span text:style-name="Absatz-Standardschriftart"><text:span text:style-name="T220">a </text:span></text:span><text:span text:style-name="Absatz-Standardschriftart"><text:span text:style-name="T218">8.0484920487 Sekunden </text:span></text:span><text:span text:style-name="Absatz-Standardschriftart"><text:span text:style-name="T219">ohne.</text:span></text:span></text:p>
      <text:p text:style-name="P21"><text:span text:style-name="Absatz-Standardschriftart"><text:span text:style-name="T96">…</text:span></text:span></text:p>
      <text:p text:style-name="P21"><text:span text:style-name="Absatz-Standardschriftart"><text:span text:style-name="T9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ibu </meta:initial-creator>
    <dc:creator>sibu </dc:creator>
    <meta:creation-date>2017-01-30T12:58:00Z</meta:creation-date>
    <dc:date>2017-02-02T17:20:20.089628362</dc:date>
    <meta:editing-cycles>335</meta:editing-cycles>
    <meta:editing-duration>PT6H14M52S</meta:editing-duration>
    <meta:document-statistic meta:table-count="1" meta:image-count="0" meta:object-count="0" meta:page-count="4" meta:paragraph-count="91" meta:word-count="1196" meta:character-count="8700" meta:non-whitespace-character-count="7620"/>
    <meta:template xlink:type="simple" xlink:actuate="onRequest" xlink:title="" xlink:href="Normal.dotm"/>
  </office:meta>
</office:document-meta>
</file>